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2.37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4181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transparen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3"/>
        <table:table-row table:style-name="ro1">
          <table:table-cell table:style-name="ce1" office:value-type="string" calcext:value-type="string">
            <text:p>Surface</text:p>
          </table:table-cell>
          <table:table-cell table:style-name="ce1" office:value-type="string" calcext:value-type="string">
            <text:p>Molecule Group</text:p>
          </table:table-cell>
          <table:table-cell table:style-name="ce1" office:value-type="string" calcext:value-type="string">
            <text:p>Molecule</text:p>
          </table:table-cell>
          <table:table-cell table:style-name="ce1" office:value-type="string" calcext:value-type="string">
            <text:p>Number of Carbons</text:p>
          </table:table-cell>
          <table:table-cell table:style-name="ce1" office:value-type="string" calcext:value-type="string">
            <text:p>Initial Site</text:p>
          </table:table-cell>
          <table:table-cell table:style-name="ce1" office:value-type="string" calcext:value-type="string">
            <text:p>DFT Energy (System)</text:p>
          </table:table-cell>
          <table:table-cell table:style-name="ce1" office:value-type="string" calcext:value-type="string">
            <text:p>DFT Energy (Slab)</text:p>
          </table:table-cell>
          <table:table-cell table:style-name="ce1" office:value-type="string" calcext:value-type="string">
            <text:p>DFT Energy (Gas)</text:p>
          </table:table-cell>
          <table:table-cell table:style-name="ce1" office:value-type="string" calcext:value-type="string">
            <text:p>Adsorption Energy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413962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F2]-[.G2]-[.H2]" office:value-type="float" office:value="-0.472933609999959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419209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F3]-[.G3]-[.H3]" office:value-type="float" office:value="-0.472986079999973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30376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F4]-[.G4]-[.H4]" office:value-type="float" office:value="-0.471831589999997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23.51208958" calcext:value-type="float">
            <text:p>-923.5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F5]-[.G5]-[.H5]" office:value-type="float" office:value="-0.410883569999928" calcext:value-type="float">
            <text:p>-0.4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23.56303475" calcext:value-type="float">
            <text:p>-923.5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F6]-[.G6]-[.H6]" office:value-type="float" office:value="-0.461828740000019" calcext:value-type="float">
            <text:p>-0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3.57044558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F7]-[.G7]-[.H7]" office:value-type="float" office:value="-0.469239569999932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3.52774959" calcext:value-type="float">
            <text:p>-923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F8]-[.G8]-[.H8]" office:value-type="float" office:value="-0.426543579999962" calcext:value-type="float">
            <text:p>-0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3.24133564" calcext:value-type="float">
            <text:p>-923.2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F9]-[.G9]-[.H9]" office:value-type="float" office:value="-0.140129629999965" calcext:value-type="float">
            <text:p>-0.1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3.40581532" calcext:value-type="float">
            <text:p>-923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F10]-[.G10]-[.H10]" office:value-type="float" office:value="-0.304609309999964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2496747" calcext:value-type="float">
            <text:p>-940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F11]-[.G11]-[.H11]" office:value-type="float" office:value="-0.659397859999991" calcext:value-type="float">
            <text:p>-0.6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07154498" calcext:value-type="float">
            <text:p>-940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F12]-[.G12]-[.H12]" office:value-type="float" office:value="-0.481268139999976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2261711" calcext:value-type="float">
            <text:p>-940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F13]-[.G13]-[.H13]" office:value-type="float" office:value="-0.532340269999942" calcext:value-type="float">
            <text:p>-0.5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82451346" calcext:value-type="float">
            <text:p>-939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F14]-[.G14]-[.H14]" office:value-type="float" office:value="-0.234236620000026" calcext:value-type="float">
            <text:p>-0.2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8210077" calcext:value-type="float">
            <text:p>-939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F15]-[.G15]-[.H15]" office:value-type="float" office:value="-0.230730859999973" calcext:value-type="float">
            <text:p>-0.2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11494603" calcext:value-type="float">
            <text:p>-940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F16]-[.G16]-[.H16]" office:value-type="float" office:value="-0.524669190000033" calcext:value-type="float">
            <text:p>-0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26121663" calcext:value-type="float">
            <text:p>-940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F17]-[.G17]-[.H17]" office:value-type="float" office:value="-0.670939790000013" calcext:value-type="float">
            <text:p>-0.6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2.17489474" calcext:value-type="float">
            <text:p>-93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F18]-[.G18]-[.H18]" office:value-type="float" office:value="-1.12713073999999" calcext:value-type="float">
            <text:p>-1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2.16017735" calcext:value-type="float">
            <text:p>-932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F19]-[.G19]-[.H19]" office:value-type="float" office:value="-1.11241335" calcext:value-type="float">
            <text:p>-1.1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1.4327563" calcext:value-type="float">
            <text:p>-931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F20]-[.G20]-[.H20]" office:value-type="float" office:value="-0.384992300000025" calcext:value-type="float">
            <text:p>-0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2.13473422" calcext:value-type="float">
            <text:p>-932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F21]-[.G21]-[.H21]" office:value-type="float" office:value="-1.08697022000002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2.16753359" calcext:value-type="float">
            <text:p>-93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F22]-[.G22]-[.H22]" office:value-type="float" office:value="-1.11976958999992" calcext:value-type="float">
            <text:p>-1.1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1.18311983" calcext:value-type="float">
            <text:p>-931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F23]-[.G23]-[.H23]" office:value-type="float" office:value="-0.135355829999984" calcext:value-type="float">
            <text:p>-0.1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2.13760714" calcext:value-type="float">
            <text:p>-932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F24]-[.G24]-[.H24]" office:value-type="float" office:value="-1.08984313999997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1.3162917" calcext:value-type="float">
            <text:p>-931.3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F25]-[.G25]-[.H25]" office:value-type="float" office:value="-0.26852769999994" calcext:value-type="float">
            <text:p>-0.2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1.66044214" calcext:value-type="float">
            <text:p>-931.6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F26]-[.G26]-[.H26]" office:value-type="float" office:value="-0.612678139999961" calcext:value-type="float">
            <text:p>-0.6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8756876" calcext:value-type="float">
            <text:p>-95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27]-[.G27]-[.H27]" office:value-type="float" office:value="-0.729033489999999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90271627" calcext:value-type="float">
            <text:p>-956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28]-[.G28]-[.H28]" office:value-type="float" office:value="-0.744181000000019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69795194" calcext:value-type="float">
            <text:p>-956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29]-[.G29]-[.H29]" office:value-type="float" office:value="-0.53941667000003" calcext:value-type="float">
            <text:p>-0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9976239" calcext:value-type="float">
            <text:p>-956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30]-[.G30]-[.H30]" office:value-type="float" office:value="-0.741227119999955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69815344" calcext:value-type="float">
            <text:p>-956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31]-[.G31]-[.H31]" office:value-type="float" office:value="-0.539618170000033" calcext:value-type="float">
            <text:p>-0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9326432" calcext:value-type="float">
            <text:p>-95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32]-[.G32]-[.H32]" office:value-type="float" office:value="-0.734729049999935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6.80032946" calcext:value-type="float">
            <text:p>-95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33]-[.G33]-[.H33]" office:value-type="float" office:value="-0.641794189999921" calcext:value-type="float">
            <text:p>-0.6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56090334" calcext:value-type="float">
            <text:p>-956.5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34]-[.G34]-[.H34]" office:value-type="float" office:value="-0.402368069999959" calcext:value-type="float">
            <text:p>-0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48175173" calcext:value-type="float">
            <text:p>-956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35]-[.G35]-[.H35]" office:value-type="float" office:value="-0.323216460000019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53093492" calcext:value-type="float">
            <text:p>-956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36]-[.G36]-[.H36]" office:value-type="float" office:value="-0.372399650000027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35098147" calcext:value-type="float">
            <text:p>-956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37]-[.G37]-[.H37]" office:value-type="float" office:value="-0.192446199999942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6.35251137" calcext:value-type="float">
            <text:p>-956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38]-[.G38]-[.H38]" office:value-type="float" office:value="-0.193976099999979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6.9335845" calcext:value-type="float">
            <text:p>-956.9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F39]-[.G39]-[.H39]" office:value-type="float" office:value="-0.775049230000029" calcext:value-type="float">
            <text:p>-0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9.21052943" calcext:value-type="float">
            <text:p>-939.2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40]-[.G40]-[.H40]" office:value-type="float" office:value="-0.30931570999992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4321519" calcext:value-type="float">
            <text:p>-940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41]-[.G41]-[.H41]" office:value-type="float" office:value="-1.24200146999996" calcext:value-type="float">
            <text:p>-1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5284018" calcext:value-type="float">
            <text:p>-940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42]-[.G42]-[.H42]" office:value-type="float" office:value="-1.25162645999998" calcext:value-type="float">
            <text:p>-1.2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9.98643376" calcext:value-type="float">
            <text:p>-939.9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43]-[.G43]-[.H43]" office:value-type="float" office:value="-1.08522003999993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0.07267656" calcext:value-type="float">
            <text:p>-940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44]-[.G44]-[.H44]" office:value-type="float" office:value="-1.17146283999997" calcext:value-type="float">
            <text:p>-1.1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08287493" calcext:value-type="float">
            <text:p>-939.0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45]-[.G45]-[.H45]" office:value-type="float" office:value="-0.18166120999998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1419048" calcext:value-type="float">
            <text:p>-939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46]-[.G46]-[.H46]" office:value-type="float" office:value="-0.240691079999998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20100056" calcext:value-type="float">
            <text:p>-939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47]-[.G47]-[.H47]" office:value-type="float" office:value="-0.299786839999989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0564661" calcext:value-type="float">
            <text:p>-939.0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48]-[.G48]-[.H48]" office:value-type="float" office:value="-0.155252379999943" calcext:value-type="float">
            <text:p>-0.1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0.42620746" calcext:value-type="float">
            <text:p>-940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49]-[.G49]-[.H49]" office:value-type="float" office:value="-1.52499373999998" calcext:value-type="float">
            <text:p>-1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9.5022424" calcext:value-type="float">
            <text:p>-939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50]-[.G50]-[.H50]" office:value-type="float" office:value="-0.601028679999978" calcext:value-type="float">
            <text:p>-0.6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9.25385423" calcext:value-type="float">
            <text:p>-939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51]-[.G51]-[.H51]" office:value-type="float" office:value="-0.352640509999979" calcext:value-type="float">
            <text:p>-0.3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10351448" calcext:value-type="float">
            <text:p>-940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F52]-[.G52]-[.H52]" office:value-type="float" office:value="-1.20230075999992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1253345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F53]-[.G53]-[.H53]" office:value-type="float" office:value="-1.33933520999998" calcext:value-type="float">
            <text:p>-1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0082353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F54]-[.G54]-[.H54]" office:value-type="float" office:value="-1.32762528999994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0661564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F55]-[.G55]-[.H55]" office:value-type="float" office:value="-1.33341739999995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9.10526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F56]-[.G56]-[.H56]" office:value-type="float" office:value="-1.33206176000002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9.09939398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F57]-[.G57]-[.H57]" office:value-type="float" office:value="-1.32619573999992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7.96069496" calcext:value-type="float">
            <text:p>-947.9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F58]-[.G58]-[.H58]" office:value-type="float" office:value="-0.187496719999935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8.0860334" calcext:value-type="float">
            <text:p>-948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F59]-[.G59]-[.H59]" office:value-type="float" office:value="-0.31283515999999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9.10092692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F60]-[.G60]-[.H60]" office:value-type="float" office:value="-1.32772867999999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3118681" calcext:value-type="float">
            <text:p>-923.2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F61]-[.G61]-[.H61]" office:value-type="float" office:value="-1.21668695000003" calcext:value-type="float">
            <text:p>-1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0528831" calcext:value-type="float">
            <text:p>-923.2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F62]-[.G62]-[.H62]" office:value-type="float" office:value="-1.19078844999999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0375074" calcext:value-type="float">
            <text:p>-923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F63]-[.G63]-[.H63]" office:value-type="float" office:value="-1.18925088000001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office:value-type="float" office:value="-922.57288345" calcext:value-type="float">
            <text:p>-922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F64]-[.G64]-[.H64]" office:value-type="float" office:value="-0.558383589999924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4.3982022" calcext:value-type="float">
            <text:p>-924.4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F65]-[.G65]-[.H65]" office:value-type="float" office:value="-2.38370233999999" calcext:value-type="float">
            <text:p>-2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57371328" calcext:value-type="float">
            <text:p>-922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F66]-[.G66]-[.H66]" office:value-type="float" office:value="-0.559213419999967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3.21752523" calcext:value-type="float">
            <text:p>-923.2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F67]-[.G67]-[.H67]" office:value-type="float" office:value="-1.20302536999995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484256" calcext:value-type="float">
            <text:p>-930.8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F68]-[.G68]-[.H68]" office:value-type="float" office:value="-1.58697594000002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992057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F69]-[.G69]-[.H69]" office:value-type="float" office:value="-1.59205394999994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629691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F70]-[.G70]-[.H70]" office:value-type="float" office:value="-1.58843028999993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0.87638221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F71]-[.G71]-[.H71]" office:value-type="float" office:value="-1.58851558999995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0.87743962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F72]-[.G72]-[.H72]" office:value-type="float" office:value="-1.58957299999999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9.60258099" calcext:value-type="float">
            <text:p>-929.6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F73]-[.G73]-[.H73]" office:value-type="float" office:value="-0.314714369999955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0.099634" calcext:value-type="float">
            <text:p>-930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F74]-[.G74]-[.H74]" office:value-type="float" office:value="-0.811767380000013" calcext:value-type="float">
            <text:p>-0.8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9.66819428" calcext:value-type="float">
            <text:p>-929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F75]-[.G75]-[.H75]" office:value-type="float" office:value="-0.380327659999942" calcext:value-type="float">
            <text:p>-0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0.87956439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F76]-[.G76]-[.H76]" office:value-type="float" office:value="-1.59169777000002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6.9462182" calcext:value-type="float">
            <text:p>-946.9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F77]-[.G77]-[.H77]" office:value-type="float" office:value="-0.957921679999949" calcext:value-type="float">
            <text:p>-0.9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6.83609672" calcext:value-type="float">
            <text:p>-946.8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F78]-[.G78]-[.H78]" office:value-type="float" office:value="-0.847800199999973" calcext:value-type="float">
            <text:p>-0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46.71394189" calcext:value-type="float">
            <text:p>-946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F79]-[.G79]-[.H79]" office:value-type="float" office:value="-0.725645369999974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47.61524852" calcext:value-type="float">
            <text:p>-947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F80]-[.G80]-[.H80]" office:value-type="float" office:value="-1.626952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46.67735731" calcext:value-type="float">
            <text:p>-946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F81]-[.G81]-[.H81]" office:value-type="float" office:value="-0.689060790000021" calcext:value-type="float">
            <text:p>-0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6.33074693" calcext:value-type="float">
            <text:p>-946.3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F82]-[.G82]-[.H82]" office:value-type="float" office:value="-0.342450410000005" calcext:value-type="float">
            <text:p>-0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6.1712528" calcext:value-type="float">
            <text:p>-946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F83]-[.G83]-[.H83]" office:value-type="float" office:value="-0.18295628000002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6.39481914" calcext:value-type="float">
            <text:p>-946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F84]-[.G84]-[.H84]" office:value-type="float" office:value="-0.406522619999954" calcext:value-type="float">
            <text:p>-0.4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47.7055596" calcext:value-type="float">
            <text:p>-947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F85]-[.G85]-[.H85]" office:value-type="float" office:value="-1.71726307999999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46.67862732" calcext:value-type="float">
            <text:p>-946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F86]-[.G86]-[.H86]" office:value-type="float" office:value="-0.690330800000005" calcext:value-type="float">
            <text:p>-0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63.62804918" calcext:value-type="float">
            <text:p>-963.6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F87]-[.G87]-[.H87]" office:value-type="float" office:value="-0.923527359999923" calcext:value-type="float">
            <text:p>-0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64.44554793" calcext:value-type="float">
            <text:p>-964.4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F88]-[.G88]-[.H88]" office:value-type="float" office:value="-1.74102610999995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63.32777468" calcext:value-type="float">
            <text:p>-963.3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F89]-[.G89]-[.H89]" office:value-type="float" office:value="-0.623252859999923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64.42669589" calcext:value-type="float">
            <text:p>-964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F90]-[.G90]-[.H90]" office:value-type="float" office:value="-1.72217406999999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62.91422858" calcext:value-type="float">
            <text:p>-962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F91]-[.G91]-[.H91]" office:value-type="float" office:value="-0.20970675999996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62.94485595" calcext:value-type="float">
            <text:p>-962.9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F92]-[.G92]-[.H92]" office:value-type="float" office:value="-0.240334130000008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63.19158131" calcext:value-type="float">
            <text:p>-963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F93]-[.G93]-[.H93]" office:value-type="float" office:value="-0.487059489999922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63.46179026" calcext:value-type="float">
            <text:p>-963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F94]-[.G94]-[.H94]" office:value-type="float" office:value="-0.757268440000019" calcext:value-type="float">
            <text:p>-0.7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63.62394162" calcext:value-type="float">
            <text:p>-963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F95]-[.G95]-[.H95]" office:value-type="float" office:value="-0.919419799999957" calcext:value-type="float">
            <text:p>-0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64.44959374" calcext:value-type="float">
            <text:p>-964.4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F96]-[.G96]-[.H96]" office:value-type="float" office:value="-1.74507191999993" calcext:value-type="float">
            <text:p>-1.7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22.90690975" calcext:value-type="float">
            <text:p>-922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F97]-[.G97]-[.H97]" office:value-type="float" office:value="-1.70763666999993" calcext:value-type="float">
            <text:p>-1.7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21.38895341" calcext:value-type="float">
            <text:p>-921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F98]-[.G98]-[.H98]" office:value-type="float" office:value="-0.189680329999977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2.38427938" calcext:value-type="float">
            <text:p>-922.3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F99]-[.G99]-[.H99]" office:value-type="float" office:value="-1.18500629999993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1.4053712" calcext:value-type="float">
            <text:p>-921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F100]-[.G100]-[.H100]" office:value-type="float" office:value="-0.206098119999968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1.46371135" calcext:value-type="float">
            <text:p>-921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F101]-[.G101]-[.H101]" office:value-type="float" office:value="-0.264438270000017" calcext:value-type="float">
            <text:p>-0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38909891" calcext:value-type="float">
            <text:p>-922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F102]-[.G102]-[.H102]" office:value-type="float" office:value="-1.18982583000001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38.64763862" calcext:value-type="float">
            <text:p>-938.6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F103]-[.G103]-[.H103]" office:value-type="float" office:value="-0.494097969999928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39.53049658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F104]-[.G104]-[.H104]" office:value-type="float" office:value="-1.37695592999995" calcext:value-type="float">
            <text:p>-1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39.52825279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F105]-[.G105]-[.H105]" office:value-type="float" office:value="-1.37471213999999" calcext:value-type="float">
            <text:p>-1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9.52990837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F106]-[.G106]-[.H106]" office:value-type="float" office:value="-1.37636772000002" calcext:value-type="float">
            <text:p>-1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52447281" calcext:value-type="float">
            <text:p>-939.5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F107]-[.G107]-[.H107]" office:value-type="float" office:value="-1.37093216" calcext:value-type="float">
            <text:p>-1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4387633" calcext:value-type="float">
            <text:p>-939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F108]-[.G108]-[.H108]" office:value-type="float" office:value="-1.28522264999998" calcext:value-type="float">
            <text:p>-1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56.14787915" calcext:value-type="float">
            <text:p>-956.1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109]-[.G109]-[.H109]" office:value-type="float" office:value="-1.05844008999997" calcext:value-type="float">
            <text:p>-1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56.54564061" calcext:value-type="float">
            <text:p>-956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110]-[.G110]-[.H110]" office:value-type="float" office:value="-1.45620154999994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56.50581066" calcext:value-type="float">
            <text:p>-956.5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111]-[.G111]-[.H111]" office:value-type="float" office:value="-1.41637159999993" calcext:value-type="float">
            <text:p>-1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6.27726866" calcext:value-type="float">
            <text:p>-956.2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112]-[.G112]-[.H112]" office:value-type="float" office:value="-1.18782959999998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5.34958972" calcext:value-type="float">
            <text:p>-955.3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113]-[.G113]-[.H113]" office:value-type="float" office:value="-0.260150660000015" calcext:value-type="float">
            <text:p>-0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55.17406711" calcext:value-type="float">
            <text:p>-955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114]-[.G114]-[.H114]" office:value-type="float" office:value="-0.084628049999985" calcext:value-type="float">
            <text:p>-0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56.51803092" calcext:value-type="float">
            <text:p>-956.5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115]-[.G115]-[.H115]" office:value-type="float" office:value="-1.42859185999998" calcext:value-type="float">
            <text:p>-1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56.5487065" calcext:value-type="float">
            <text:p>-956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116]-[.G116]-[.H116]" office:value-type="float" office:value="-1.45926743999996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55.71464083" calcext:value-type="float">
            <text:p>-955.7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117]-[.G117]-[.H117]" office:value-type="float" office:value="-0.625201769999983" calcext:value-type="float">
            <text:p>-0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46.12205264" calcext:value-type="float">
            <text:p>-946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F118]-[.G118]-[.H118]" office:value-type="float" office:value="-0.633184939999971" calcext:value-type="float">
            <text:p>-0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46.5086586" calcext:value-type="float">
            <text:p>-946.5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F119]-[.G119]-[.H119]" office:value-type="float" office:value="-1.01979089999997" calcext:value-type="float">
            <text:p>-1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6.78496119" calcext:value-type="float">
            <text:p>-946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F120]-[.G120]-[.H120]" office:value-type="float" office:value="-1.29609348999997" calcext:value-type="float">
            <text:p>-1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5.79513597" calcext:value-type="float">
            <text:p>-945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F121]-[.G121]-[.H121]" office:value-type="float" office:value="-0.306268270000025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45.78341778" calcext:value-type="float">
            <text:p>-945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F122]-[.G122]-[.H122]" office:value-type="float" office:value="-0.294550080000015" calcext:value-type="float">
            <text:p>-0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45.66884236" calcext:value-type="float">
            <text:p>-945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F123]-[.G123]-[.H123]" office:value-type="float" office:value="-0.179974659999964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5.91381682" calcext:value-type="float">
            <text:p>-945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F124]-[.G124]-[.H124]" office:value-type="float" office:value="-0.424949119999944" calcext:value-type="float">
            <text:p>-0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29.00257874" calcext:value-type="float">
            <text:p>-929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F125]-[.G125]-[.H125]" office:value-type="float" office:value="-2.28797987999997" calcext:value-type="float">
            <text:p>-2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28.41233914" calcext:value-type="float">
            <text:p>-928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F126]-[.G126]-[.H126]" office:value-type="float" office:value="-1.69774027999995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8.20062319" calcext:value-type="float">
            <text:p>-928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F127]-[.G127]-[.H127]" office:value-type="float" office:value="-1.48602432999996" calcext:value-type="float">
            <text:p>-1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7.08644866" calcext:value-type="float">
            <text:p>-92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F128]-[.G128]-[.H128]" office:value-type="float" office:value="-0.37184979999995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office:value-type="float" office:value="-927.00101563" calcext:value-type="float">
            <text:p>-927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F129]-[.G129]-[.H129]" office:value-type="float" office:value="-0.28641676999996" calcext:value-type="float">
            <text:p>-0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office:value-type="float" office:value="-927.10357009" calcext:value-type="float">
            <text:p>-927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F130]-[.G130]-[.H130]" office:value-type="float" office:value="-0.388971229999925" calcext:value-type="float">
            <text:p>-0.3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9.00674315" calcext:value-type="float">
            <text:p>-929.0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F131]-[.G131]-[.H131]" office:value-type="float" office:value="-2.29214429000001" calcext:value-type="float">
            <text:p>-2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19.94930827" calcext:value-type="float">
            <text:p>-919.9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F132]-[.G132]-[.H132]" office:value-type="float" office:value="-1.76931812999994" calcext:value-type="float">
            <text:p>-1.7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19.14677343" calcext:value-type="float">
            <text:p>-919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F133]-[.G133]-[.H133]" office:value-type="float" office:value="-0.966783290000031" calcext:value-type="float">
            <text:p>-0.9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919.80738749" calcext:value-type="float">
            <text:p>-919.8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F134]-[.G134]-[.H134]" office:value-type="float" office:value="-1.62739734999997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918.35662098" calcext:value-type="float">
            <text:p>-918.3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F135]-[.G135]-[.H135]" office:value-type="float" office:value="-0.17663083999998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9.92248835" calcext:value-type="float">
            <text:p>-919.9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F136]-[.G136]-[.H136]" office:value-type="float" office:value="-1.74249820999996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9.01452613" calcext:value-type="float">
            <text:p>-919.0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F137]-[.G137]-[.H137]" office:value-type="float" office:value="-0.834535990000013" calcext:value-type="float">
            <text:p>-0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44.92934804" calcext:value-type="float">
            <text:p>-944.9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F138]-[.G138]-[.H138]" office:value-type="float" office:value="-1.63055785000001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45.62611182" calcext:value-type="float">
            <text:p>-945.6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F139]-[.G139]-[.H139]" office:value-type="float" office:value="-2.32732162999998" calcext:value-type="float">
            <text:p>-2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45.61182045" calcext:value-type="float">
            <text:p>-945.6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F140]-[.G140]-[.H140]" office:value-type="float" office:value="-2.31303025999996" calcext:value-type="float">
            <text:p>-2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45.05280212" calcext:value-type="float">
            <text:p>-945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F141]-[.G141]-[.H141]" office:value-type="float" office:value="-1.75401193" calcext:value-type="float">
            <text:p>-1.7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43.54338491" calcext:value-type="float">
            <text:p>-943.5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F142]-[.G142]-[.H142]" office:value-type="float" office:value="-0.244594719999959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4.1292311" calcext:value-type="float">
            <text:p>-944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F143]-[.G143]-[.H143]" office:value-type="float" office:value="-0.830440909999943" calcext:value-type="float">
            <text:p>-0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3.62203121" calcext:value-type="float">
            <text:p>-943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F144]-[.G144]-[.H144]" office:value-type="float" office:value="-0.323241020000019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4.0360001" calcext:value-type="float">
            <text:p>-944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F145]-[.G145]-[.H145]" office:value-type="float" office:value="-0.737209909999997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36.7551236" calcext:value-type="float">
            <text:p>-936.7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F146]-[.G146]-[.H146]" office:value-type="float" office:value="-1.67188297000002" calcext:value-type="float">
            <text:p>-1.6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36.8635047" calcext:value-type="float">
            <text:p>-936.8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F147]-[.G147]-[.H147]" office:value-type="float" office:value="-1.78026406999999" calcext:value-type="float">
            <text:p>-1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5.56940657" calcext:value-type="float">
            <text:p>-935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F148]-[.G148]-[.H148]" office:value-type="float" office:value="-0.486165939999928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5.27294772" calcext:value-type="float">
            <text:p>-93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F149]-[.G149]-[.H149]" office:value-type="float" office:value="-0.18970709000002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office:value-type="float" office:value="-935.41570933" calcext:value-type="float">
            <text:p>-935.4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F150]-[.G150]-[.H150]" office:value-type="float" office:value="-0.3324687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office:value-type="float" office:value="-935.29735306" calcext:value-type="float">
            <text:p>-935.3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F151]-[.G151]-[.H151]" office:value-type="float" office:value="-0.21411242999995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6.48279626" calcext:value-type="float">
            <text:p>-936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F152]-[.G152]-[.H152]" office:value-type="float" office:value="-1.39955562999996" calcext:value-type="float">
            <text:p>-1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56.23200276" calcext:value-type="float">
            <text:p>-956.23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153]-[.G153]-[.H153]" office:value-type="float" office:value="-1.77677987999998" calcext:value-type="float">
            <text:p>-1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58.16153466" calcext:value-type="float">
            <text:p>-958.1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154]-[.G154]-[.H154]" office:value-type="float" office:value="-3.70631178000001" calcext:value-type="float">
            <text:p>-3.7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56.51157458" calcext:value-type="float">
            <text:p>-956.5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155]-[.G155]-[.H155]" office:value-type="float" office:value="-2.05635169999998" calcext:value-type="float">
            <text:p>-2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8.04370615" calcext:value-type="float">
            <text:p>-958.0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156]-[.G156]-[.H156]" office:value-type="float" office:value="-3.58848327000003" calcext:value-type="float">
            <text:p>-3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5.84961619" calcext:value-type="float">
            <text:p>-955.8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157]-[.G157]-[.H157]" office:value-type="float" office:value="-1.39439330999998" calcext:value-type="float">
            <text:p>-1.3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55.85951585" calcext:value-type="float">
            <text:p>-955.8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158]-[.G158]-[.H158]" office:value-type="float" office:value="-1.40429296999996" calcext:value-type="float">
            <text:p>-1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57.10700886" calcext:value-type="float">
            <text:p>-957.1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159]-[.G159]-[.H159]" office:value-type="float" office:value="-2.65178597999993" calcext:value-type="float">
            <text:p>-2.6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58.15547102" calcext:value-type="float">
            <text:p>-958.1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160]-[.G160]-[.H160]" office:value-type="float" office:value="-3.70024814000003" calcext:value-type="float">
            <text:p>-3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56.61707699" calcext:value-type="float">
            <text:p>-956.6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161]-[.G161]-[.H161]" office:value-type="float" office:value="-2.16185410999996" calcext:value-type="float">
            <text:p>-2.1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53.59465681" calcext:value-type="float">
            <text:p>-953.59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162]-[.G162]-[.H162]" office:value-type="float" office:value="-1.70188327999993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54.01779306" calcext:value-type="float">
            <text:p>-954.0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163]-[.G163]-[.H163]" office:value-type="float" office:value="-2.12501953000001" calcext:value-type="float">
            <text:p>-2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4.02115662" calcext:value-type="float">
            <text:p>-954.0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164]-[.G164]-[.H164]" office:value-type="float" office:value="-2.12838309000004" calcext:value-type="float">
            <text:p>-2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2.09845307" calcext:value-type="float">
            <text:p>-952.10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165]-[.G165]-[.H165]" office:value-type="float" office:value="-0.205679539999984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3.72155596" calcext:value-type="float">
            <text:p>-953.7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166]-[.G166]-[.H166]" office:value-type="float" office:value="-1.82878243000003" calcext:value-type="float">
            <text:p>-1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53.74138003" calcext:value-type="float">
            <text:p>-953.7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167]-[.G167]-[.H167]" office:value-type="float" office:value="-1.84860649999994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53.10984289" calcext:value-type="float">
            <text:p>-953.1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168]-[.G168]-[.H168]" office:value-type="float" office:value="-1.21706935999996" calcext:value-type="float">
            <text:p>-1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45.11129085" calcext:value-type="float">
            <text:p>-945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F169]-[.G169]-[.H169]" office:value-type="float" office:value="-1.83436393000002" calcext:value-type="float">
            <text:p>-1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44.96186383" calcext:value-type="float">
            <text:p>-944.9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F170]-[.G170]-[.H170]" office:value-type="float" office:value="-1.68493690999995" calcext:value-type="float">
            <text:p>-1.6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3.90031597" calcext:value-type="float">
            <text:p>-943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F171]-[.G171]-[.H171]" office:value-type="float" office:value="-0.623389049999929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43.64040668" calcext:value-type="float">
            <text:p>-943.6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F172]-[.G172]-[.H172]" office:value-type="float" office:value="-0.363479759999933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45.08145307" calcext:value-type="float">
            <text:p>-945.0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F173]-[.G173]-[.H173]" office:value-type="float" office:value="-1.80452614999993" calcext:value-type="float">
            <text:p>-1.8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3.44307392" calcext:value-type="float">
            <text:p>-943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F174]-[.G174]-[.H174]" office:value-type="float" office:value="-0.166146999999938" calcext:value-type="float">
            <text:p>-0.1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6.80283588" calcext:value-type="float">
            <text:p>-93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F175]-[.G175]-[.H175]" office:value-type="float" office:value="-2.06079238999995" calcext:value-type="float">
            <text:p>-2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936.79460357" calcext:value-type="float">
            <text:p>-936.7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F176]-[.G176]-[.H176]" office:value-type="float" office:value="-2.05256008000003" calcext:value-type="float">
            <text:p>-2.0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936.75707969" calcext:value-type="float">
            <text:p>-936.7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F177]-[.G177]-[.H177]" office:value-type="float" office:value="-2.01503619999993" calcext:value-type="float">
            <text:p>-2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936.8" calcext:value-type="float">
            <text:p>-93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F178]-[.G178]-[.H178]" office:value-type="float" office:value="-2.05795650999993" calcext:value-type="float">
            <text:p>-2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5.5018787" calcext:value-type="float">
            <text:p>-935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F179]-[.G179]-[.H179]" office:value-type="float" office:value="-0.759835209999999" calcext:value-type="float">
            <text:p>-0.7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5.05229534" calcext:value-type="float">
            <text:p>-935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F180]-[.G180]-[.H180]" office:value-type="float" office:value="-0.31025184999997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53.49749893" calcext:value-type="float">
            <text:p>-953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F181]-[.G181]-[.H181]" office:value-type="float" office:value="-2.10336343999998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53.49168436" calcext:value-type="float">
            <text:p>-953.4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F182]-[.G182]-[.H182]" office:value-type="float" office:value="-2.09754887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53.47727122" calcext:value-type="float">
            <text:p>-953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F183]-[.G183]-[.H183]" office:value-type="float" office:value="-2.08313573000001" calcext:value-type="float">
            <text:p>-2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53.49658536" calcext:value-type="float">
            <text:p>-953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F184]-[.G184]-[.H184]" office:value-type="float" office:value="-2.10244987000002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52.18808322" calcext:value-type="float">
            <text:p>-952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F185]-[.G185]-[.H185]" office:value-type="float" office:value="-0.793947729999928" calcext:value-type="float">
            <text:p>-0.7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51.67638192" calcext:value-type="float">
            <text:p>-951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F186]-[.G186]-[.H186]" office:value-type="float" office:value="-0.282246430000015" calcext:value-type="float">
            <text:p>-0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51.72414126" calcext:value-type="float">
            <text:p>-951.7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F187]-[.G187]-[.H187]" office:value-type="float" office:value="-0.330005769999985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2.19853874" calcext:value-type="float">
            <text:p>-952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F188]-[.G188]-[.H188]" office:value-type="float" office:value="-0.804403249999979" calcext:value-type="float">
            <text:p>-0.8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66.45821532" calcext:value-type="float">
            <text:p>-966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F189]-[.G189]-[.H189]" office:value-type="float" office:value="-3.80095522" calcext:value-type="float">
            <text:p>-3.8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66.60532835" calcext:value-type="float">
            <text:p>-966.6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F190]-[.G190]-[.H190]" office:value-type="float" office:value="-3.94806825000001" calcext:value-type="float">
            <text:p>-3.9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66.60577635" calcext:value-type="float">
            <text:p>-966.6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F191]-[.G191]-[.H191]" office:value-type="float" office:value="-3.94851625000002" calcext:value-type="float">
            <text:p>-3.9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64.49787086" calcext:value-type="float">
            <text:p>-964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F192]-[.G192]-[.H192]" office:value-type="float" office:value="-1.84061076000001" calcext:value-type="float">
            <text:p>-1.8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66.54451832" calcext:value-type="float">
            <text:p>-966.5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F193]-[.G193]-[.H193]" office:value-type="float" office:value="-3.88725821999993" calcext:value-type="float">
            <text:p>-3.8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5.48796658" calcext:value-type="float">
            <text:p>-965.4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F194]-[.G194]-[.H194]" office:value-type="float" office:value="-2.83070648000001" calcext:value-type="float">
            <text:p>-2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5.71071856" calcext:value-type="float">
            <text:p>-965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F195]-[.G195]-[.H195]" office:value-type="float" office:value="-3.05345846000001" calcext:value-type="float">
            <text:p>-3.0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66.61797123" calcext:value-type="float">
            <text:p>-966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F196]-[.G196]-[.H196]" office:value-type="float" office:value="-3.96071112999994" calcext:value-type="float">
            <text:p>-3.9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69.15853252" calcext:value-type="float">
            <text:p>-96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F197]-[.G197]-[.H197]" office:value-type="float" office:value="-1.69915277999998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69.15851066" calcext:value-type="float">
            <text:p>-96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F198]-[.G198]-[.H198]" office:value-type="float" office:value="-1.69913092000003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7.94120746" calcext:value-type="float">
            <text:p>-967.9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F199]-[.G199]-[.H199]" office:value-type="float" office:value="-0.48182771999997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7.82389004" calcext:value-type="float">
            <text:p>-967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F200]-[.G200]-[.H200]" office:value-type="float" office:value="-0.36451030000002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68.24834994" calcext:value-type="float">
            <text:p>-968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F201]-[.G201]-[.H201]" office:value-type="float" office:value="-0.788970200000009" calcext:value-type="float">
            <text:p>-0.7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8.46462225" calcext:value-type="float">
            <text:p>-928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F202]-[.G202]-[.H202]" office:value-type="float" office:value="-1.99545226000003" calcext:value-type="float">
            <text:p>-2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6.65486591" calcext:value-type="float">
            <text:p>-926.6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F203]-[.G203]-[.H203]" office:value-type="float" office:value="-0.18569591999999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8.44033239" calcext:value-type="float">
            <text:p>-928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F204]-[.G204]-[.H204]" office:value-type="float" office:value="-1.97116239999996" calcext:value-type="float">
            <text:p>-1.9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8.46625735" calcext:value-type="float">
            <text:p>-928.4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F205]-[.G205]-[.H205]" office:value-type="float" office:value="-1.99708735999996" calcext:value-type="float">
            <text:p>-2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45.25664174" calcext:value-type="float">
            <text:p>-945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F206]-[.G206]-[.H206]" office:value-type="float" office:value="-1.90236054999994" calcext:value-type="float">
            <text:p>-1.9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45.27109072" calcext:value-type="float">
            <text:p>-94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F207]-[.G207]-[.H207]" office:value-type="float" office:value="-1.91680952999994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45.2864212" calcext:value-type="float">
            <text:p>-945.2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F208]-[.G208]-[.H208]" office:value-type="float" office:value="-1.93214000999993" calcext:value-type="float">
            <text:p>-1.9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45.27288513" calcext:value-type="float">
            <text:p>-94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F209]-[.G209]-[.H209]" office:value-type="float" office:value="-1.91860393999994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45.2637874" calcext:value-type="float">
            <text:p>-945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F210]-[.G210]-[.H210]" office:value-type="float" office:value="-1.90950620999993" calcext:value-type="float">
            <text:p>-1.9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3.67177687" calcext:value-type="float">
            <text:p>-943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F211]-[.G211]-[.H211]" office:value-type="float" office:value="-0.317495680000007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44.03609414" calcext:value-type="float">
            <text:p>-944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F212]-[.G212]-[.H212]" office:value-type="float" office:value="-0.681812950000023" calcext:value-type="float">
            <text:p>-0.6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62.13145767" calcext:value-type="float">
            <text:p>-962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F213]-[.G213]-[.H213]" office:value-type="float" office:value="-1.98182015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62.19688703" calcext:value-type="float">
            <text:p>-962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F214]-[.G214]-[.H214]" office:value-type="float" office:value="-2.04724950999994" calcext:value-type="float">
            <text:p>-2.0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62.071669" calcext:value-type="float">
            <text:p>-962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F215]-[.G215]-[.H215]" office:value-type="float" office:value="-1.92203148000002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0.58406039" calcext:value-type="float">
            <text:p>-960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F216]-[.G216]-[.H216]" office:value-type="float" office:value="-0.434422869999963" calcext:value-type="float">
            <text:p>-0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2.16772498" calcext:value-type="float">
            <text:p>-96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F217]-[.G217]-[.H217]" office:value-type="float" office:value="-2.01808745999998" calcext:value-type="float">
            <text:p>-2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62.18157873" calcext:value-type="float">
            <text:p>-962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F218]-[.G218]-[.H218]" office:value-type="float" office:value="-2.03194120999993" calcext:value-type="float">
            <text:p>-2.0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4.85292755" calcext:value-type="float">
            <text:p>-944.8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F219]-[.G219]-[.H219]" office:value-type="float" office:value="-1.91094492999998" calcext:value-type="float">
            <text:p>-1.9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44.86412824" calcext:value-type="float">
            <text:p>-944.8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F220]-[.G220]-[.H220]" office:value-type="float" office:value="-1.92214561999999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44.76543047" calcext:value-type="float">
            <text:p>-944.7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F221]-[.G221]-[.H221]" office:value-type="float" office:value="-1.82344784999993" calcext:value-type="float">
            <text:p>-1.8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43.19437594" calcext:value-type="float">
            <text:p>-943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F222]-[.G222]-[.H222]" office:value-type="float" office:value="-0.25239331999996" calcext:value-type="float">
            <text:p>-0.2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43.59114405" calcext:value-type="float">
            <text:p>-943.5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F223]-[.G223]-[.H223]" office:value-type="float" office:value="-0.64916143" calcext:value-type="float">
            <text:p>-0.6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38.04471694" calcext:value-type="float">
            <text:p>-938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F224]-[.G224]-[.H224]" office:value-type="float" office:value="-1.83699448999992" calcext:value-type="float">
            <text:p>-1.8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37.09051219" calcext:value-type="float">
            <text:p>-93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F225]-[.G225]-[.H225]" office:value-type="float" office:value="-0.88278974" calcext:value-type="float">
            <text:p>-0.8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938.28851815" calcext:value-type="float">
            <text:p>-938.2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F226]-[.G226]-[.H226]" office:value-type="float" office:value="-2.08079569999993" calcext:value-type="float">
            <text:p>-2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938.04906839" calcext:value-type="float">
            <text:p>-938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F227]-[.G227]-[.H227]" office:value-type="float" office:value="-1.84134593999998" calcext:value-type="float">
            <text:p>-1.8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6.77115182" calcext:value-type="float">
            <text:p>-936.7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F228]-[.G228]-[.H228]" office:value-type="float" office:value="-0.563429369999973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6.28261112" calcext:value-type="float">
            <text:p>-936.2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F229]-[.G229]-[.H229]" office:value-type="float" office:value="-0.0748886699999289" calcext:value-type="float">
            <text:p>-0.0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office:value-type="float" office:value="-938.73086558" calcext:value-type="float">
            <text:p>-938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F230]-[.G230]-[.H230]" office:value-type="float" office:value="-2.52314312999997" calcext:value-type="float">
            <text:p>-2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8.27567699" calcext:value-type="float">
            <text:p>-938.2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F231]-[.G231]-[.H231]" office:value-type="float" office:value="-2.06795453999994" calcext:value-type="float">
            <text:p>-2.0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30.16145857" calcext:value-type="float">
            <text:p>-930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F232]-[.G232]-[.H232]" office:value-type="float" office:value="-1.20371080000001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30.23586142" calcext:value-type="float">
            <text:p>-930.2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F233]-[.G233]-[.H233]" office:value-type="float" office:value="-1.27811364999997" calcext:value-type="float">
            <text:p>-1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930.10764916" calcext:value-type="float">
            <text:p>-930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F234]-[.G234]-[.H234]" office:value-type="float" office:value="-1.14990139000003" calcext:value-type="float">
            <text:p>-1.1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9.1552216" calcext:value-type="float">
            <text:p>-92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F235]-[.G235]-[.H235]" office:value-type="float" office:value="-0.197473829999982" calcext:value-type="float">
            <text:p>-0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931.43827807" calcext:value-type="float">
            <text:p>-931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F236]-[.G236]-[.H236]" office:value-type="float" office:value="-2.4805303" calcext:value-type="float">
            <text:p>-2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47.69639115" calcext:value-type="float">
            <text:p>-947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F237]-[.G237]-[.H237]" office:value-type="float" office:value="-1.85171051999993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47.08639209" calcext:value-type="float">
            <text:p>-94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F238]-[.G238]-[.H238]" office:value-type="float" office:value="-1.24171145999998" calcext:value-type="float">
            <text:p>-1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47.24902738" calcext:value-type="float">
            <text:p>-947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F239]-[.G239]-[.H239]" office:value-type="float" office:value="-1.40434675" calcext:value-type="float">
            <text:p>-1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46.84350786" calcext:value-type="float">
            <text:p>-946.8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F240]-[.G240]-[.H240]" office:value-type="float" office:value="-0.998827230000018" calcext:value-type="float">
            <text:p>-1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45.96714958" calcext:value-type="float">
            <text:p>-945.9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F241]-[.G241]-[.H241]" office:value-type="float" office:value="-0.122468949999927" calcext:value-type="float">
            <text:p>-0.1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47.18586894" calcext:value-type="float">
            <text:p>-947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F242]-[.G242]-[.H242]" office:value-type="float" office:value="-1.34118830999995" calcext:value-type="float">
            <text:p>-1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office:value-type="float" office:value="-947.58291785" calcext:value-type="float">
            <text:p>-947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F243]-[.G243]-[.H243]" office:value-type="float" office:value="-1.73823721999992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7.16622613" calcext:value-type="float">
            <text:p>-947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F244]-[.G244]-[.H244]" office:value-type="float" office:value="-1.32154550000001" calcext:value-type="float">
            <text:p>-1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48.34911539" calcext:value-type="float">
            <text:p>-948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F245]-[.G245]-[.H245]" office:value-type="float" office:value="-2.50443475999992" calcext:value-type="float">
            <text:p>-2.5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3.589207" calcext:value-type="float">
            <text:p>-943.5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F246]-[.G246]-[.H246]" office:value-type="float" office:value="-1.86836991999996" calcext:value-type="float">
            <text:p>-1.8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43.3833388" calcext:value-type="float">
            <text:p>-943.3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F247]-[.G247]-[.H247]" office:value-type="float" office:value="-1.66250172000002" calcext:value-type="float">
            <text:p>-1.6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43.57276992" calcext:value-type="float">
            <text:p>-94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F248]-[.G248]-[.H248]" office:value-type="float" office:value="-1.85193284000002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3.58336707" calcext:value-type="float">
            <text:p>-943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F249]-[.G249]-[.H249]" office:value-type="float" office:value="-1.86252998999998" calcext:value-type="float">
            <text:p>-1.8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944.180797" calcext:value-type="float">
            <text:p>-944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F250]-[.G250]-[.H250]" office:value-type="float" office:value="-2.45995991999996" calcext:value-type="float">
            <text:p>-2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office:value-type="float" office:value="-944.15113674" calcext:value-type="float">
            <text:p>-944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F251]-[.G251]-[.H251]" office:value-type="float" office:value="-2.43029965999995" calcext:value-type="float">
            <text:p>-2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office:value-type="float" office:value="-942.24698845" calcext:value-type="float">
            <text:p>-942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F252]-[.G252]-[.H252]" office:value-type="float" office:value="-0.52615136999998" calcext:value-type="float">
            <text:p>-0.5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943.57360398" calcext:value-type="float">
            <text:p>-94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F253]-[.G253]-[.H253]" office:value-type="float" office:value="-1.85276690000001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942.34047772" calcext:value-type="float">
            <text:p>-942.3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F254]-[.G254]-[.H254]" office:value-type="float" office:value="-0.619640639999943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36.00093267" calcext:value-type="float">
            <text:p>-936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F255]-[.G255]-[.H255]" office:value-type="float" office:value="-0.371330689999972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35.98906496" calcext:value-type="float">
            <text:p>-935.9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F256]-[.G256]-[.H256]" office:value-type="float" office:value="-0.359462979999925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36.88503714" calcext:value-type="float">
            <text:p>-93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F257]-[.G257]-[.H257]" office:value-type="float" office:value="-1.25543515999998" calcext:value-type="float">
            <text:p>-1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5.72875628" calcext:value-type="float">
            <text:p>-935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F258]-[.G258]-[.H258]" office:value-type="float" office:value="-0.0991542999999453" calcext:value-type="float">
            <text:p>-0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934.74784059" calcext:value-type="float">
            <text:p>-934.7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F259]-[.G259]-[.H259]" office:value-type="float" office:value="0.881761390000015" calcext:value-type="float">
            <text:p>0.8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934.78029792" calcext:value-type="float">
            <text:p>-934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F260]-[.G260]-[.H260]" office:value-type="float" office:value="0.849304060000073" calcext:value-type="float">
            <text:p>0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936.06909158" calcext:value-type="float">
            <text:p>-936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F261]-[.G261]-[.H261]" office:value-type="float" office:value="-0.439489599999938" calcext:value-type="float">
            <text:p>-0.4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52.8054562" calcext:value-type="float">
            <text:p>-952.8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F262]-[.G262]-[.H262]" office:value-type="float" office:value="-1.63187328999996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52.86655482" calcext:value-type="float">
            <text:p>-952.8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F263]-[.G263]-[.H263]" office:value-type="float" office:value="-1.69297191000001" calcext:value-type="float">
            <text:p>-1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52.63754628" calcext:value-type="float">
            <text:p>-952.6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F264]-[.G264]-[.H264]" office:value-type="float" office:value="-1.46396337000002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52.88914741" calcext:value-type="float">
            <text:p>-952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F265]-[.G265]-[.H265]" office:value-type="float" office:value="-1.71556449999994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52.71480492" calcext:value-type="float">
            <text:p>-952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F266]-[.G266]-[.H266]" office:value-type="float" office:value="-1.54122200999998" calcext:value-type="float">
            <text:p>-1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52.73293241" calcext:value-type="float">
            <text:p>-952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F267]-[.G267]-[.H267]" office:value-type="float" office:value="-1.55934949999997" calcext:value-type="float">
            <text:p>-1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51.47593691" calcext:value-type="float">
            <text:p>-951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F268]-[.G268]-[.H268]" office:value-type="float" office:value="-0.302353999999951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3.1380508" calcext:value-type="float">
            <text:p>-953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F269]-[.G269]-[.H269]" office:value-type="float" office:value="-1.96446788999995" calcext:value-type="float">
            <text:p>-1.9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3.122437" calcext:value-type="float">
            <text:p>-953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F270]-[.G270]-[.H270]" office:value-type="float" office:value="-1.94885408999997" calcext:value-type="float">
            <text:p>-1.9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33.63849636" calcext:value-type="float">
            <text:p>-933.6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271]-[.G271]-[.H271]" office:value-type="float" office:value="-1.45142777999995" calcext:value-type="float">
            <text:p>-1.4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34.16782707" calcext:value-type="float">
            <text:p>-934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272]-[.G272]-[.H272]" office:value-type="float" office:value="-1.98075849000002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933.95522876" calcext:value-type="float">
            <text:p>-933.9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273]-[.G273]-[.H273]" office:value-type="float" office:value="-1.76816017999993" calcext:value-type="float">
            <text:p>-1.7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934.44363267" calcext:value-type="float">
            <text:p>-934.4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274]-[.G274]-[.H274]" office:value-type="float" office:value="-2.25656409000003" calcext:value-type="float">
            <text:p>-2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2.46372403" calcext:value-type="float">
            <text:p>-932.4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275]-[.G275]-[.H275]" office:value-type="float" office:value="-0.276655449999957" calcext:value-type="float">
            <text:p>-0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office:value-type="float" office:value="-932.65527398" calcext:value-type="float">
            <text:p>-932.6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276]-[.G276]-[.H276]" office:value-type="float" office:value="-0.468205399999924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office:value-type="float" office:value="-932.66844917" calcext:value-type="float">
            <text:p>-932.6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277]-[.G277]-[.H277]" office:value-type="float" office:value="-0.481380590000008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934.17053468" calcext:value-type="float">
            <text:p>-934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278]-[.G278]-[.H278]" office:value-type="float" office:value="-1.98346609999992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933.63853464" calcext:value-type="float">
            <text:p>-933.6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279]-[.G279]-[.H279]" office:value-type="float" office:value="-1.45146605999997" calcext:value-type="float">
            <text:p>-1.4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41.41709584" calcext:value-type="float">
            <text:p>-941.4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280]-[.G280]-[.H280]" office:value-type="float" office:value="-2.20259428999998" calcext:value-type="float">
            <text:p>-2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940.71275864" calcext:value-type="float">
            <text:p>-940.7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281]-[.G281]-[.H281]" office:value-type="float" office:value="-1.49825708999992" calcext:value-type="float">
            <text:p>-1.5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0.72552258" calcext:value-type="float">
            <text:p>-940.73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282]-[.G282]-[.H282]" office:value-type="float" office:value="-1.51102102999994" calcext:value-type="float">
            <text:p>-1.5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54861834" calcext:value-type="float">
            <text:p>-939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283]-[.G283]-[.H283]" office:value-type="float" office:value="-0.334116789999939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60983743" calcext:value-type="float">
            <text:p>-939.6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284]-[.G284]-[.H284]" office:value-type="float" office:value="-0.395335879999948" calcext:value-type="float">
            <text:p>-0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1.57158954" calcext:value-type="float">
            <text:p>-941.5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285]-[.G285]-[.H285]" office:value-type="float" office:value="-2.35708798999997" calcext:value-type="float">
            <text:p>-2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7.51415256" calcext:value-type="float">
            <text:p>-957.5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286]-[.G286]-[.H286]" office:value-type="float" office:value="-1.54873185999993" calcext:value-type="float">
            <text:p>-1.5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8.18098503" calcext:value-type="float">
            <text:p>-958.1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287]-[.G287]-[.H287]" office:value-type="float" office:value="-2.21556432999996" calcext:value-type="float">
            <text:p>-2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8.20205949" calcext:value-type="float">
            <text:p>-958.20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288]-[.G288]-[.H288]" office:value-type="float" office:value="-2.23663878999999" calcext:value-type="float">
            <text:p>-2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office:value-type="float" office:value="-956.38289191" calcext:value-type="float">
            <text:p>-956.3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289]-[.G289]-[.H289]" office:value-type="float" office:value="-0.417471209999988" calcext:value-type="float">
            <text:p>-0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8.46122204" calcext:value-type="float">
            <text:p>-958.4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290]-[.G290]-[.H290]" office:value-type="float" office:value="-2.49580134000003" calcext:value-type="float">
            <text:p>-2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78.24757783" calcext:value-type="float">
            <text:p>-878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F291]-[.G291]-[.H291]" office:value-type="float" office:value="-0.732622919999958" calcext:value-type="float">
            <text:p>-0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78.24789934" calcext:value-type="float">
            <text:p>-878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F292]-[.G292]-[.H292]" office:value-type="float" office:value="-0.732944430000007" calcext:value-type="float">
            <text:p>-0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7.6054531" calcext:value-type="float">
            <text:p>-877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F293]-[.G293]-[.H293]" office:value-type="float" office:value="-0.0904981899999804" calcext:value-type="float">
            <text:p>-0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7.62922725" calcext:value-type="float">
            <text:p>-877.6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F294]-[.G294]-[.H294]" office:value-type="float" office:value="-0.114272339999989" calcext:value-type="float">
            <text:p>-0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7.83810834" calcext:value-type="float">
            <text:p>-877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F295]-[.G295]-[.H295]" office:value-type="float" office:value="-0.323153429999966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894.98186235" calcext:value-type="float">
            <text:p>-89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F296]-[.G296]-[.H296]" office:value-type="float" office:value="-0.977836610000033" calcext:value-type="float">
            <text:p>-0.9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894.84350749" calcext:value-type="float">
            <text:p>-894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F297]-[.G297]-[.H297]" office:value-type="float" office:value="-0.839481749999983" calcext:value-type="float">
            <text:p>-0.8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4.82617111" calcext:value-type="float">
            <text:p>-894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F298]-[.G298]-[.H298]" office:value-type="float" office:value="-0.822145370000023" calcext:value-type="float">
            <text:p>-0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4.20091748" calcext:value-type="float">
            <text:p>-894.2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F299]-[.G299]-[.H299]" office:value-type="float" office:value="-0.196891740000048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6.08350533" calcext:value-type="float">
            <text:p>-896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F300]-[.G300]-[.H300]" office:value-type="float" office:value="-2.07947958999998" calcext:value-type="float">
            <text:p>-2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5.0253793" calcext:value-type="float">
            <text:p>-895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F301]-[.G301]-[.H301]" office:value-type="float" office:value="-1.02135356000006" calcext:value-type="float">
            <text:p>-1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7.37338042" calcext:value-type="float">
            <text:p>-887.3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F302]-[.G302]-[.H302]" office:value-type="float" office:value="-1.91186751999999" calcext:value-type="float">
            <text:p>-1.9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87.37780922" calcext:value-type="float">
            <text:p>-887.3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F303]-[.G303]-[.H303]" office:value-type="float" office:value="-1.91629632000002" calcext:value-type="float">
            <text:p>-1.9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7.83185274" calcext:value-type="float">
            <text:p>-887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F304]-[.G304]-[.H304]" office:value-type="float" office:value="-2.37033984000005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6.65920891" calcext:value-type="float">
            <text:p>-886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F305]-[.G305]-[.H305]" office:value-type="float" office:value="-1.19769600999996" calcext:value-type="float">
            <text:p>-1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7.51146699" calcext:value-type="float">
            <text:p>-887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F306]-[.G306]-[.H306]" office:value-type="float" office:value="-2.04995409000003" calcext:value-type="float">
            <text:p>-2.0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1.4487183" calcext:value-type="float">
            <text:p>-911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F307]-[.G307]-[.H307]" office:value-type="float" office:value="-0.87643413" calcext:value-type="float">
            <text:p>-0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1.70713094" calcext:value-type="float">
            <text:p>-911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F308]-[.G308]-[.H308]" office:value-type="float" office:value="-1.13484676999996" calcext:value-type="float">
            <text:p>-1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11.47662985" calcext:value-type="float">
            <text:p>-911.4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F309]-[.G309]-[.H309]" office:value-type="float" office:value="-0.904345679999999" calcext:value-type="float">
            <text:p>-0.9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11.96623551" calcext:value-type="float">
            <text:p>-911.9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F310]-[.G310]-[.H310]" office:value-type="float" office:value="-1.39395134000005" calcext:value-type="float">
            <text:p>-1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10.80087505" calcext:value-type="float">
            <text:p>-910.8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F311]-[.G311]-[.H311]" office:value-type="float" office:value="-0.228590879999949" calcext:value-type="float">
            <text:p>-0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10.7487672" calcext:value-type="float">
            <text:p>-910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F312]-[.G312]-[.H312]" office:value-type="float" office:value="-0.176483029999979" calcext:value-type="float">
            <text:p>-0.1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11.70889398" calcext:value-type="float">
            <text:p>-911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F313]-[.G313]-[.H313]" office:value-type="float" office:value="-1.13660980999997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2.98633961" calcext:value-type="float">
            <text:p>-912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F314]-[.G314]-[.H314]" office:value-type="float" office:value="-2.41405543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10.99043297" calcext:value-type="float">
            <text:p>-910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F315]-[.G315]-[.H315]" office:value-type="float" office:value="-0.418148800000033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11.68567885" calcext:value-type="float">
            <text:p>-911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F316]-[.G316]-[.H316]" office:value-type="float" office:value="-1.11339468000005" calcext:value-type="float">
            <text:p>-1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4.31365641" calcext:value-type="float">
            <text:p>-904.3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F317]-[.G317]-[.H317]" office:value-type="float" office:value="-2.12670927000003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4.40309837" calcext:value-type="float">
            <text:p>-904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F318]-[.G318]-[.H318]" office:value-type="float" office:value="-2.21615122999996" calcext:value-type="float">
            <text:p>-2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02.44695833" calcext:value-type="float">
            <text:p>-902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F319]-[.G319]-[.H319]" office:value-type="float" office:value="-0.260011190000036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02.34594618" calcext:value-type="float">
            <text:p>-902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F320]-[.G320]-[.H320]" office:value-type="float" office:value="-0.158999040000062" calcext:value-type="float">
            <text:p>-0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03.46309602" calcext:value-type="float">
            <text:p>-903.4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F321]-[.G321]-[.H321]" office:value-type="float" office:value="-1.27614887999997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03.7371344" calcext:value-type="float">
            <text:p>-903.7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F322]-[.G322]-[.H322]" office:value-type="float" office:value="-1.55018725999995" calcext:value-type="float">
            <text:p>-1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04.18850718" calcext:value-type="float">
            <text:p>-904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F323]-[.G323]-[.H323]" office:value-type="float" office:value="-2.00156003999999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04.39908027" calcext:value-type="float">
            <text:p>-904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F324]-[.G324]-[.H324]" office:value-type="float" office:value="-2.21213313000002" calcext:value-type="float">
            <text:p>-2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893.92774304" calcext:value-type="float">
            <text:p>-893.9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F325]-[.G325]-[.H325]" office:value-type="float" office:value="-0.61278042" calcext:value-type="float">
            <text:p>-0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895.1298506" calcext:value-type="float">
            <text:p>-895.1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F326]-[.G326]-[.H326]" office:value-type="float" office:value="-1.81488798000006" calcext:value-type="float">
            <text:p>-1.8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895.27448675" calcext:value-type="float">
            <text:p>-895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F327]-[.G327]-[.H327]" office:value-type="float" office:value="-1.95952413000006" calcext:value-type="float">
            <text:p>-1.9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5.26779851" calcext:value-type="float">
            <text:p>-895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F328]-[.G328]-[.H328]" office:value-type="float" office:value="-1.95283589000004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3.46949102" calcext:value-type="float">
            <text:p>-893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F329]-[.G329]-[.H329]" office:value-type="float" office:value="-0.154528399999968" calcext:value-type="float">
            <text:p>-0.1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895.9083473" calcext:value-type="float">
            <text:p>-895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F330]-[.G330]-[.H330]" office:value-type="float" office:value="-2.59338467999995" calcext:value-type="float">
            <text:p>-2.5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5.18984417" calcext:value-type="float">
            <text:p>-895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F331]-[.G331]-[.H331]" office:value-type="float" office:value="-1.87488155000002" calcext:value-type="float">
            <text:p>-1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78.44981139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F332]-[.G332]-[.H332]" office:value-type="float" office:value="-2.0215626300000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878.94722285" calcext:value-type="float">
            <text:p>-878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F333]-[.G333]-[.H333]" office:value-type="float" office:value="-2.51897409" calcext:value-type="float">
            <text:p>-2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8.44962835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F334]-[.G334]-[.H334]" office:value-type="float" office:value="-2.02137959000001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8.44927566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F335]-[.G335]-[.H335]" office:value-type="float" office:value="-2.02102690000001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8.99249004" calcext:value-type="float">
            <text:p>-878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F336]-[.G336]-[.H336]" office:value-type="float" office:value="-2.56424128000001" calcext:value-type="float">
            <text:p>-2.5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84.98088379" calcext:value-type="float">
            <text:p>-88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F337]-[.G337]-[.H337]" office:value-type="float" office:value="-1.27926827000001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85.55344964" calcext:value-type="float">
            <text:p>-885.5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F338]-[.G338]-[.H338]" office:value-type="float" office:value="-1.85183412000006" calcext:value-type="float">
            <text:p>-1.8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84.97752232" calcext:value-type="float">
            <text:p>-88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F339]-[.G339]-[.H339]" office:value-type="float" office:value="-1.27590680000005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86.09144239" calcext:value-type="float">
            <text:p>-886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F340]-[.G340]-[.H340]" office:value-type="float" office:value="-2.38982687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3.86334044" calcext:value-type="float">
            <text:p>-883.8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F341]-[.G341]-[.H341]" office:value-type="float" office:value="-0.161724920000005" calcext:value-type="float">
            <text:p>-0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6.09386256" calcext:value-type="float">
            <text:p>-886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F342]-[.G342]-[.H342]" office:value-type="float" office:value="-2.39224704000005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6.04269157" calcext:value-type="float">
            <text:p>-886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F343]-[.G343]-[.H343]" office:value-type="float" office:value="-2.34107604999999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2.52987097" calcext:value-type="float">
            <text:p>-902.5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F344]-[.G344]-[.H344]" office:value-type="float" office:value="-2.12782555000005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1.91406689" calcext:value-type="float">
            <text:p>-901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F345]-[.G345]-[.H345]" office:value-type="float" office:value="-1.51202146999996" calcext:value-type="float">
            <text:p>-1.5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2.40059074" calcext:value-type="float">
            <text:p>-902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F346]-[.G346]-[.H346]" office:value-type="float" office:value="-1.99854531999998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1.4256197" calcext:value-type="float">
            <text:p>-901.4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F347]-[.G347]-[.H347]" office:value-type="float" office:value="-1.02357427999997" calcext:value-type="float">
            <text:p>-1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3.40336532" calcext:value-type="float">
            <text:p>-903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F348]-[.G348]-[.H348]" office:value-type="float" office:value="-3.00131990000003" calcext:value-type="float">
            <text:p>-3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81320568" calcext:value-type="float">
            <text:p>-900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F349]-[.G349]-[.H349]" office:value-type="float" office:value="-0.41116026000001" calcext:value-type="float">
            <text:p>-0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2.74701419" calcext:value-type="float">
            <text:p>-902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F350]-[.G350]-[.H350]" office:value-type="float" office:value="-2.34496876999996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1.89166998" calcext:value-type="float">
            <text:p>-901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F351]-[.G351]-[.H351]" office:value-type="float" office:value="-1.48962455999996" calcext:value-type="float">
            <text:p>-1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2.87812595" calcext:value-type="float">
            <text:p>-902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F352]-[.G352]-[.H352]" office:value-type="float" office:value="-2.47608053000003" calcext:value-type="float">
            <text:p>-2.4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9.50889767" calcext:value-type="float">
            <text:p>-919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F353]-[.G353]-[.H353]" office:value-type="float" office:value="-2.39062695000001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8.21016717" calcext:value-type="float">
            <text:p>-918.2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F354]-[.G354]-[.H354]" office:value-type="float" office:value="-1.09189644999998" calcext:value-type="float">
            <text:p>-1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8.18568997" calcext:value-type="float">
            <text:p>-918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F355]-[.G355]-[.H355]" office:value-type="float" office:value="-1.06741925" calcext:value-type="float">
            <text:p>-1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19.28123028" calcext:value-type="float">
            <text:p>-919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F356]-[.G356]-[.H356]" office:value-type="float" office:value="-2.16295956000005" calcext:value-type="float">
            <text:p>-2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19.17452963" calcext:value-type="float">
            <text:p>-919.1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F357]-[.G357]-[.H357]" office:value-type="float" office:value="-2.05625891000005" calcext:value-type="float">
            <text:p>-2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17.32164426" calcext:value-type="float">
            <text:p>-917.3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F358]-[.G358]-[.H358]" office:value-type="float" office:value="-0.203373539999973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18.35006409" calcext:value-type="float">
            <text:p>-918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F359]-[.G359]-[.H359]" office:value-type="float" office:value="-1.23179337000005" calcext:value-type="float">
            <text:p>-1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7.3952064" calcext:value-type="float">
            <text:p>-917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F360]-[.G360]-[.H360]" office:value-type="float" office:value="-0.276935680000008" calcext:value-type="float">
            <text:p>-0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8.59303547" calcext:value-type="float">
            <text:p>-918.5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F361]-[.G361]-[.H361]" office:value-type="float" office:value="-1.47476475000002" calcext:value-type="float">
            <text:p>-1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77.27216046" calcext:value-type="float">
            <text:p>-877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F362]-[.G362]-[.H362]" office:value-type="float" office:value="-1.65913848000001" calcext:value-type="float">
            <text:p>-1.6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76.75509076" calcext:value-type="float">
            <text:p>-876.7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F363]-[.G363]-[.H363]" office:value-type="float" office:value="-1.14206878000003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77.24511673" calcext:value-type="float">
            <text:p>-877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F364]-[.G364]-[.H364]" office:value-type="float" office:value="-1.63209474999995" calcext:value-type="float">
            <text:p>-1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76.74836306" calcext:value-type="float">
            <text:p>-876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F365]-[.G365]-[.H365]" office:value-type="float" office:value="-1.13534107999998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5.87099121" calcext:value-type="float">
            <text:p>-875.8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F366]-[.G366]-[.H366]" office:value-type="float" office:value="-0.257969230000061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5.84899148" calcext:value-type="float">
            <text:p>-875.8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F367]-[.G367]-[.H367]" office:value-type="float" office:value="-0.235969499999999" calcext:value-type="float">
            <text:p>-0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7.12984249" calcext:value-type="float">
            <text:p>-877.1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F368]-[.G368]-[.H368]" office:value-type="float" office:value="-1.51682050999999" calcext:value-type="float">
            <text:p>-1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893.26343365" calcext:value-type="float">
            <text:p>-893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F369]-[.G369]-[.H369]" office:value-type="float" office:value="-0.696144100000026" calcext:value-type="float">
            <text:p>-0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895.71601703" calcext:value-type="float">
            <text:p>-895.7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F370]-[.G370]-[.H370]" office:value-type="float" office:value="-3.14872747999999" calcext:value-type="float">
            <text:p>-3.1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894.43074057" calcext:value-type="float">
            <text:p>-894.4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F371]-[.G371]-[.H371]" office:value-type="float" office:value="-1.86345102000001" calcext:value-type="float">
            <text:p>-1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893.25509479" calcext:value-type="float">
            <text:p>-893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F372]-[.G372]-[.H372]" office:value-type="float" office:value="-0.687805240000046" calcext:value-type="float">
            <text:p>-0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893.81314443" calcext:value-type="float">
            <text:p>-893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F373]-[.G373]-[.H373]" office:value-type="float" office:value="-1.24585487999997" calcext:value-type="float">
            <text:p>-1.2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893.79312766" calcext:value-type="float">
            <text:p>-893.7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F374]-[.G374]-[.H374]" office:value-type="float" office:value="-1.22583810999998" calcext:value-type="float">
            <text:p>-1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2.79097209" calcext:value-type="float">
            <text:p>-892.7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F375]-[.G375]-[.H375]" office:value-type="float" office:value="-0.22368253999997" calcext:value-type="float">
            <text:p>-0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office:value-type="float" office:value="-895.83314493" calcext:value-type="float">
            <text:p>-895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F376]-[.G376]-[.H376]" office:value-type="float" office:value="-3.26585538" calcext:value-type="float">
            <text:p>-3.2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office:value-type="float" office:value="-894.3899934" calcext:value-type="float">
            <text:p>-894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F377]-[.G377]-[.H377]" office:value-type="float" office:value="-1.82270384999998" calcext:value-type="float">
            <text:p>-1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894.38580637" calcext:value-type="float">
            <text:p>-894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F378]-[.G378]-[.H378]" office:value-type="float" office:value="-1.81851681999996" calcext:value-type="float">
            <text:p>-1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894.51384085" calcext:value-type="float">
            <text:p>-894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F379]-[.G379]-[.H379]" office:value-type="float" office:value="-1.94655129999995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1.00661168" calcext:value-type="float">
            <text:p>-911.0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380]-[.G380]-[.H380]" office:value-type="float" office:value="-1.50342371999999" calcext:value-type="float">
            <text:p>-1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1.52105069" calcext:value-type="float">
            <text:p>-911.5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381]-[.G381]-[.H381]" office:value-type="float" office:value="-2.0178627300000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11.51912145" calcext:value-type="float">
            <text:p>-911.5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382]-[.G382]-[.H382]" office:value-type="float" office:value="-2.0159334899999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11.27388363" calcext:value-type="float">
            <text:p>-911.2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383]-[.G383]-[.H383]" office:value-type="float" office:value="-1.77069567" calcext:value-type="float">
            <text:p>-1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10.43016021" calcext:value-type="float">
            <text:p>-910.4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384]-[.G384]-[.H384]" office:value-type="float" office:value="-0.926972250000055" calcext:value-type="float">
            <text:p>-0.9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9.90876225" calcext:value-type="float">
            <text:p>-909.9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385]-[.G385]-[.H385]" office:value-type="float" office:value="-0.405574289999997" calcext:value-type="float">
            <text:p>-0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11.50208964" calcext:value-type="float">
            <text:p>-911.5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386]-[.G386]-[.H386]" office:value-type="float" office:value="-1.99890168000001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10.72536175" calcext:value-type="float">
            <text:p>-910.7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F387]-[.G387]-[.H387]" office:value-type="float" office:value="-1.22217379000005" calcext:value-type="float">
            <text:p>-1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01.35347032" calcext:value-type="float">
            <text:p>-901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F388]-[.G388]-[.H388]" office:value-type="float" office:value="-1.45085372000005" calcext:value-type="float">
            <text:p>-1.4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01.60254394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F389]-[.G389]-[.H389]" office:value-type="float" office:value="-1.69992734000004" calcext:value-type="float">
            <text:p>-1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00.91171407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F390]-[.G390]-[.H390]" office:value-type="float" office:value="-1.00909747000002" calcext:value-type="float">
            <text:p>-1.0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0.95601748" calcext:value-type="float">
            <text:p>-900.9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F391]-[.G391]-[.H391]" office:value-type="float" office:value="-1.05340088000002" calcext:value-type="float">
            <text:p>-1.0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1.59979902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F392]-[.G392]-[.H392]" office:value-type="float" office:value="-1.69718241999998" calcext:value-type="float">
            <text:p>-1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02362771" calcext:value-type="float">
            <text:p>-900.0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F393]-[.G393]-[.H393]" office:value-type="float" office:value="-0.121011110000033" calcext:value-type="float">
            <text:p>-0.1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0.13530237" calcext:value-type="float">
            <text:p>-900.1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F394]-[.G394]-[.H394]" office:value-type="float" office:value="-0.232685769999982" calcext:value-type="float">
            <text:p>-0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00.40754188" calcext:value-type="float">
            <text:p>-900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F395]-[.G395]-[.H395]" office:value-type="float" office:value="-0.504925280000059" calcext:value-type="float">
            <text:p>-0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01.16464423" calcext:value-type="float">
            <text:p>-901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F396]-[.G396]-[.H396]" office:value-type="float" office:value="-1.26202763000003" calcext:value-type="float">
            <text:p>-1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83.59902043" calcext:value-type="float">
            <text:p>-883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F397]-[.G397]-[.H397]" office:value-type="float" office:value="-2.47067267" calcext:value-type="float">
            <text:p>-2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84.27153959" calcext:value-type="float">
            <text:p>-884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F398]-[.G398]-[.H398]" office:value-type="float" office:value="-3.14319182999998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83.61523194" calcext:value-type="float">
            <text:p>-883.6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F399]-[.G399]-[.H399]" office:value-type="float" office:value="-2.48688417999995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83.61427544" calcext:value-type="float">
            <text:p>-883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F400]-[.G400]-[.H400]" office:value-type="float" office:value="-2.48592768000003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1.45007866" calcext:value-type="float">
            <text:p>-881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F401]-[.G401]-[.H401]" office:value-type="float" office:value="-0.321730900000034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4.27042564" calcext:value-type="float">
            <text:p>-884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F402]-[.G402]-[.H402]" office:value-type="float" office:value="-3.14207787999999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884.19838657" calcext:value-type="float">
            <text:p>-884.2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F403]-[.G403]-[.H403]" office:value-type="float" office:value="-3.07003881000003" calcext:value-type="float">
            <text:p>-3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73.45096194" calcext:value-type="float">
            <text:p>-873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F404]-[.G404]-[.H404]" office:value-type="float" office:value="-0.857222899999961" calcext:value-type="float">
            <text:p>-0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75.15783953" calcext:value-type="float">
            <text:p>-875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F405]-[.G405]-[.H405]" office:value-type="float" office:value="-2.56410049000005" calcext:value-type="float">
            <text:p>-2.5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74.54839939" calcext:value-type="float">
            <text:p>-874.5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F406]-[.G406]-[.H406]" office:value-type="float" office:value="-1.95466034999999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75.11625831" calcext:value-type="float">
            <text:p>-875.1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F407]-[.G407]-[.H407]" office:value-type="float" office:value="-2.52251927000004" calcext:value-type="float">
            <text:p>-2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75.04893601" calcext:value-type="float">
            <text:p>-875.0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F408]-[.G408]-[.H408]" office:value-type="float" office:value="-2.45519697000004" calcext:value-type="float">
            <text:p>-2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875.00886984" calcext:value-type="float">
            <text:p>-875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F409]-[.G409]-[.H409]" office:value-type="float" office:value="-2.41513079999999" calcext:value-type="float">
            <text:p>-2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875.22979782" calcext:value-type="float">
            <text:p>-875.2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F410]-[.G410]-[.H410]" office:value-type="float" office:value="-2.63605878000005" calcext:value-type="float">
            <text:p>-2.6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3.01545884" calcext:value-type="float">
            <text:p>-873.0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F411]-[.G411]-[.H411]" office:value-type="float" office:value="-0.421719799999956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5.82732611" calcext:value-type="float">
            <text:p>-875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F412]-[.G412]-[.H412]" office:value-type="float" office:value="-3.23358706999995" calcext:value-type="float">
            <text:p>-3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0.11723459" calcext:value-type="float">
            <text:p>-900.1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F413]-[.G413]-[.H413]" office:value-type="float" office:value="-2.40469549999995" calcext:value-type="float">
            <text:p>-2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0.84945223" calcext:value-type="float">
            <text:p>-900.8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F414]-[.G414]-[.H414]" office:value-type="float" office:value="-3.13691314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0.90639661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F415]-[.G415]-[.H415]" office:value-type="float" office:value="-3.19385752" calcext:value-type="float">
            <text:p>-3.1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0.91154645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F416]-[.G416]-[.H416]" office:value-type="float" office:value="-3.19900735999995" calcext:value-type="float">
            <text:p>-3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0.08091427" calcext:value-type="float">
            <text:p>-900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F417]-[.G417]-[.H417]" office:value-type="float" office:value="-2.36837517999999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92138957" calcext:value-type="float">
            <text:p>-900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F418]-[.G418]-[.H418]" office:value-type="float" office:value="-3.20885047999997" calcext:value-type="float">
            <text:p>-3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7.9549425" calcext:value-type="float">
            <text:p>-897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F419]-[.G419]-[.H419]" office:value-type="float" office:value="-0.242403410000016" calcext:value-type="float">
            <text:p>-0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1.23415061" calcext:value-type="float">
            <text:p>-901.2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F420]-[.G420]-[.H420]" office:value-type="float" office:value="-3.52161152000003" calcext:value-type="float">
            <text:p>-3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1.10180492" calcext:value-type="float">
            <text:p>-901.1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F421]-[.G421]-[.H421]" office:value-type="float" office:value="-3.38926582999995" calcext:value-type="float">
            <text:p>-3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892.36346554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F422]-[.G422]-[.H422]" office:value-type="float" office:value="-2.86647600999999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891.99946368" calcext:value-type="float">
            <text:p>-892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F423]-[.G423]-[.H423]" office:value-type="float" office:value="-2.50247414999996" calcext:value-type="float">
            <text:p>-2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892.36061948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F424]-[.G424]-[.H424]" office:value-type="float" office:value="-2.86362994999997" calcext:value-type="float">
            <text:p>-2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892.67045176" calcext:value-type="float">
            <text:p>-892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F425]-[.G425]-[.H425]" office:value-type="float" office:value="-3.17346222999999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2.08596184" calcext:value-type="float">
            <text:p>-892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F426]-[.G426]-[.H426]" office:value-type="float" office:value="-2.58897230999998" calcext:value-type="float">
            <text:p>-2.5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9.91896978" calcext:value-type="float">
            <text:p>-889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F427]-[.G427]-[.H427]" office:value-type="float" office:value="-0.421980249999997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892.3621165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F428]-[.G428]-[.H428]" office:value-type="float" office:value="-2.86512696999996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891.58023946" calcext:value-type="float">
            <text:p>-891.5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F429]-[.G429]-[.H429]" office:value-type="float" office:value="-2.08324993000003" calcext:value-type="float">
            <text:p>-2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4.288257" calcext:value-type="float">
            <text:p>-914.2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430]-[.G430]-[.H430]" office:value-type="float" office:value="-5.41928522000005" calcext:value-type="float">
            <text:p>-5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3.71733027" calcext:value-type="float">
            <text:p>-913.7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431]-[.G431]-[.H431]" office:value-type="float" office:value="-4.84835849000005" calcext:value-type="float">
            <text:p>-4.8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2.11406139" calcext:value-type="float">
            <text:p>-912.1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432]-[.G432]-[.H432]" office:value-type="float" office:value="-3.24508960999997" calcext:value-type="float">
            <text:p>-3.2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14.83273973" calcext:value-type="float">
            <text:p>-914.8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433]-[.G433]-[.H433]" office:value-type="float" office:value="-5.96376794999996" calcext:value-type="float">
            <text:p>-5.9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11.77987976" calcext:value-type="float">
            <text:p>-911.7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434]-[.G434]-[.H434]" office:value-type="float" office:value="-2.91090797999998" calcext:value-type="float">
            <text:p>-2.9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13.32974505" calcext:value-type="float">
            <text:p>-913.3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435]-[.G435]-[.H435]" office:value-type="float" office:value="-4.46077327000005" calcext:value-type="float">
            <text:p>-4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11.2414107" calcext:value-type="float">
            <text:p>-911.2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436]-[.G436]-[.H436]" office:value-type="float" office:value="-2.37243891999996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1.29252053" calcext:value-type="float">
            <text:p>-911.2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437]-[.G437]-[.H437]" office:value-type="float" office:value="-2.42354875000005" calcext:value-type="float">
            <text:p>-2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13.70896743" calcext:value-type="float">
            <text:p>-913.7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438]-[.G438]-[.H438]" office:value-type="float" office:value="-4.83999565000003" calcext:value-type="float">
            <text:p>-4.8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11.83600305" calcext:value-type="float">
            <text:p>-911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F439]-[.G439]-[.H439]" office:value-type="float" office:value="-2.96703127000005" calcext:value-type="float">
            <text:p>-2.9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9.26822153" calcext:value-type="float">
            <text:p>-909.2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440]-[.G440]-[.H440]" office:value-type="float" office:value="-2.96169910000001" calcext:value-type="float">
            <text:p>-2.9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9.17563558" calcext:value-type="float">
            <text:p>-909.1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441]-[.G441]-[.H441]" office:value-type="float" office:value="-2.86911314999995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09.18164806" calcext:value-type="float">
            <text:p>-909.1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442]-[.G442]-[.H442]" office:value-type="float" office:value="-2.87512563000005" calcext:value-type="float">
            <text:p>-2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07.08928823" calcext:value-type="float">
            <text:p>-907.0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443]-[.G443]-[.H443]" office:value-type="float" office:value="-0.782765799999972" calcext:value-type="float">
            <text:p>-0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6275407" calcext:value-type="float">
            <text:p>-906.6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444]-[.G444]-[.H444]" office:value-type="float" office:value="-0.32101827000006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06.66865869" calcext:value-type="float">
            <text:p>-906.6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445]-[.G445]-[.H445]" office:value-type="float" office:value="-0.362136260000035" calcext:value-type="float">
            <text:p>-0.3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07.05221203" calcext:value-type="float">
            <text:p>-907.05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446]-[.G446]-[.H446]" office:value-type="float" office:value="-0.74568959999997" calcext:value-type="float">
            <text:p>-0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09.1851713" calcext:value-type="float">
            <text:p>-909.1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447]-[.G447]-[.H447]" office:value-type="float" office:value="-2.87864886999999" calcext:value-type="float">
            <text:p>-2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09.54539716" calcext:value-type="float">
            <text:p>-909.55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F448]-[.G448]-[.H448]" office:value-type="float" office:value="-3.23887473" calcext:value-type="float">
            <text:p>-3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0.26521026" calcext:value-type="float">
            <text:p>-900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F449]-[.G449]-[.H449]" office:value-type="float" office:value="-2.57453444000001" calcext:value-type="float">
            <text:p>-2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0.18244202" calcext:value-type="float">
            <text:p>-900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F450]-[.G450]-[.H450]" office:value-type="float" office:value="-2.49176620000006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0.18324311" calcext:value-type="float">
            <text:p>-900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F451]-[.G451]-[.H451]" office:value-type="float" office:value="-2.49256729000004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0.24274215" calcext:value-type="float">
            <text:p>-900.2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F452]-[.G452]-[.H452]" office:value-type="float" office:value="-2.55206633000003" calcext:value-type="float">
            <text:p>-2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8.21920783" calcext:value-type="float">
            <text:p>-898.2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F453]-[.G453]-[.H453]" office:value-type="float" office:value="-0.528532009999964" calcext:value-type="float">
            <text:p>-0.5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7.99479877" calcext:value-type="float">
            <text:p>-897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F454]-[.G454]-[.H454]" office:value-type="float" office:value="-0.304122949999993" calcext:value-type="float">
            <text:p>-0.3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0.29948485" calcext:value-type="float">
            <text:p>-900.3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F455]-[.G455]-[.H455]" office:value-type="float" office:value="-2.60880903" calcext:value-type="float">
            <text:p>-2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899.00001481" calcext:value-type="float">
            <text:p>-899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F456]-[.G456]-[.H456]" office:value-type="float" office:value="-1.30933899000004" calcext:value-type="float">
            <text:p>-1.3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91.93574051" calcext:value-type="float">
            <text:p>-891.9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F457]-[.G457]-[.H457]" office:value-type="float" office:value="-2.77994811999996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91.92559643" calcext:value-type="float">
            <text:p>-891.9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F458]-[.G458]-[.H458]" office:value-type="float" office:value="-2.76980404000005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90.54156839" calcext:value-type="float">
            <text:p>-890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F459]-[.G459]-[.H459]" office:value-type="float" office:value="-1.38577599999996" calcext:value-type="float">
            <text:p>-1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9.35319779" calcext:value-type="float">
            <text:p>-889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F460]-[.G460]-[.H460]" office:value-type="float" office:value="-0.197405399999973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9.56026431" calcext:value-type="float">
            <text:p>-889.5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F461]-[.G461]-[.H461]" office:value-type="float" office:value="-0.404471919999985" calcext:value-type="float">
            <text:p>-0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1.92190282" calcext:value-type="float">
            <text:p>-891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F462]-[.G462]-[.H462]" office:value-type="float" office:value="-2.76611043000002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8.63899701" calcext:value-type="float">
            <text:p>-908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F463]-[.G463]-[.H463]" office:value-type="float" office:value="-2.83111262000003" calcext:value-type="float">
            <text:p>-2.8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8.59708448" calcext:value-type="float">
            <text:p>-908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F464]-[.G464]-[.H464]" office:value-type="float" office:value="-2.78920009000004" calcext:value-type="float">
            <text:p>-2.7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6.88782545" calcext:value-type="float">
            <text:p>-906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F465]-[.G465]-[.H465]" office:value-type="float" office:value="-1.07994106000004" calcext:value-type="float">
            <text:p>-1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8.61011128" calcext:value-type="float">
            <text:p>-908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F466]-[.G466]-[.H466]" office:value-type="float" office:value="-2.80222688999996" calcext:value-type="float">
            <text:p>-2.8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18475267" calcext:value-type="float">
            <text:p>-906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F467]-[.G467]-[.H467]" office:value-type="float" office:value="-0.376868279999968" calcext:value-type="float">
            <text:p>-0.3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01337425" calcext:value-type="float">
            <text:p>-906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F468]-[.G468]-[.H468]" office:value-type="float" office:value="-0.205489859999972" calcext:value-type="float">
            <text:p>-0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6.14634019" calcext:value-type="float">
            <text:p>-906.1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F469]-[.G469]-[.H469]" office:value-type="float" office:value="-0.338455800000048" calcext:value-type="float">
            <text:p>-0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7.01177279" calcext:value-type="float">
            <text:p>-907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F470]-[.G470]-[.H470]" office:value-type="float" office:value="-1.20388840000001" calcext:value-type="float">
            <text:p>-1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8.51895642" calcext:value-type="float">
            <text:p>-908.5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F471]-[.G471]-[.H471]" office:value-type="float" office:value="-2.71107203" calcext:value-type="float">
            <text:p>-2.7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21.47627895" calcext:value-type="float">
            <text:p>-921.4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F472]-[.G472]-[.H472]" office:value-type="float" office:value="-4.40526995000005" calcext:value-type="float">
            <text:p>-4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21.81540528" calcext:value-type="float">
            <text:p>-921.8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F473]-[.G473]-[.H473]" office:value-type="float" office:value="-4.74439628000005" calcext:value-type="float">
            <text:p>-4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20.35565067" calcext:value-type="float">
            <text:p>-920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F474]-[.G474]-[.H474]" office:value-type="float" office:value="-3.28464167000005" calcext:value-type="float">
            <text:p>-3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21.49424867" calcext:value-type="float">
            <text:p>-921.4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F475]-[.G475]-[.H475]" office:value-type="float" office:value="-4.42323967000005" calcext:value-type="float">
            <text:p>-4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20.06613676" calcext:value-type="float">
            <text:p>-920.0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F476]-[.G476]-[.H476]" office:value-type="float" office:value="-2.99512775999995" calcext:value-type="float">
            <text:p>-3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office:value-type="float" office:value="-920.38114362" calcext:value-type="float">
            <text:p>-920.3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F477]-[.G477]-[.H477]" office:value-type="float" office:value="-3.31013461999999" calcext:value-type="float">
            <text:p>-3.3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1.49959432" calcext:value-type="float">
            <text:p>-921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F478]-[.G478]-[.H478]" office:value-type="float" office:value="-4.42858532000003" calcext:value-type="float">
            <text:p>-4.4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21.87634076" calcext:value-type="float">
            <text:p>-921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F479]-[.G479]-[.H479]" office:value-type="float" office:value="-4.80533175999995" calcext:value-type="float">
            <text:p>-4.8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office:value-type="float" office:value="-921.86900251" calcext:value-type="float">
            <text:p>-921.8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F480]-[.G480]-[.H480]" office:value-type="float" office:value="-4.79799350999998" calcext:value-type="float">
            <text:p>-4.8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4.28361751" calcext:value-type="float">
            <text:p>-924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F481]-[.G481]-[.H481]" office:value-type="float" office:value="-2.41048887000001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2.68973701" calcext:value-type="float">
            <text:p>-922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F482]-[.G482]-[.H482]" office:value-type="float" office:value="-0.816608370000054" calcext:value-type="float">
            <text:p>-0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2.39782751" calcext:value-type="float">
            <text:p>-922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F483]-[.G483]-[.H483]" office:value-type="float" office:value="-0.524698869999966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2.34176088" calcext:value-type="float">
            <text:p>-922.3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F484]-[.G484]-[.H484]" office:value-type="float" office:value="-0.468632240000048" calcext:value-type="float">
            <text:p>-0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91062475" calcext:value-type="float">
            <text:p>-922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F485]-[.G485]-[.H485]" office:value-type="float" office:value="-1.03749611000002" calcext:value-type="float">
            <text:p>-1.0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1.40525507" calcext:value-type="float">
            <text:p>-881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F486]-[.G486]-[.H486]" office:value-type="float" office:value="-0.522336179999957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83.64791992" calcext:value-type="float">
            <text:p>-883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F487]-[.G487]-[.H487]" office:value-type="float" office:value="-2.76500103000005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83.64555773" calcext:value-type="float">
            <text:p>-883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F488]-[.G488]-[.H488]" office:value-type="float" office:value="-2.76263883999995" calcext:value-type="float">
            <text:p>-2.7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3.64246879" calcext:value-type="float">
            <text:p>-883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F489]-[.G489]-[.H489]" office:value-type="float" office:value="-2.75954989999996" calcext:value-type="float">
            <text:p>-2.7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3.63578989" calcext:value-type="float">
            <text:p>-883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F490]-[.G490]-[.H490]" office:value-type="float" office:value="-2.75287099999996" calcext:value-type="float">
            <text:p>-2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3.03911112" calcext:value-type="float">
            <text:p>-883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F491]-[.G491]-[.H491]" office:value-type="float" office:value="-2.15619223000003" calcext:value-type="float">
            <text:p>-2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0.50380066" calcext:value-type="float">
            <text:p>-900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F492]-[.G492]-[.H492]" office:value-type="float" office:value="-2.73577057000003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0.4919818" calcext:value-type="float">
            <text:p>-900.4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F493]-[.G493]-[.H493]" office:value-type="float" office:value="-2.72395170999997" calcext:value-type="float">
            <text:p>-2.7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0.48240519" calcext:value-type="float">
            <text:p>-900.4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F494]-[.G494]-[.H494]" office:value-type="float" office:value="-2.71437510000001" calcext:value-type="float">
            <text:p>-2.7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898.56666042" calcext:value-type="float">
            <text:p>-898.5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F495]-[.G495]-[.H495]" office:value-type="float" office:value="-0.798630329999952" calcext:value-type="float">
            <text:p>-0.8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7.87566515" calcext:value-type="float">
            <text:p>-897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F496]-[.G496]-[.H496]" office:value-type="float" office:value="-0.107635060000035" calcext:value-type="float">
            <text:p>-0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8.16245891" calcext:value-type="float">
            <text:p>-898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F497]-[.G497]-[.H497]" office:value-type="float" office:value="-0.394428820000059" calcext:value-type="float">
            <text:p>-0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0.50590321" calcext:value-type="float">
            <text:p>-900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F498]-[.G498]-[.H498]" office:value-type="float" office:value="-2.73787312000005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0.50297702" calcext:value-type="float">
            <text:p>-900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F499]-[.G499]-[.H499]" office:value-type="float" office:value="-2.73494693000001" calcext:value-type="float">
            <text:p>-2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7.34407481" calcext:value-type="float">
            <text:p>-917.3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F500]-[.G500]-[.H500]" office:value-type="float" office:value="-2.7806883900000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7.41823061" calcext:value-type="float">
            <text:p>-917.4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F501]-[.G501]-[.H501]" office:value-type="float" office:value="-2.85484419000002" calcext:value-type="float">
            <text:p>-2.8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</text:p>
          </table:table-cell>
          <table:table-cell office:value-type="float" office:value="-917.30103922" calcext:value-type="float">
            <text:p>-917.3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F502]-[.G502]-[.H502]" office:value-type="float" office:value="-2.73765280000001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17.35428413" calcext:value-type="float">
            <text:p>-917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F503]-[.G503]-[.H503]" office:value-type="float" office:value="-2.79089771" calcext:value-type="float">
            <text:p>-2.7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e</text:p>
          </table:table-cell>
          <table:table-cell office:value-type="float" office:value="-917.39380707" calcext:value-type="float">
            <text:p>-917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F504]-[.G504]-[.H504]" office:value-type="float" office:value="-2.83042064999998" calcext:value-type="float">
            <text:p>-2.8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17.34544374" calcext:value-type="float">
            <text:p>-917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F505]-[.G505]-[.H505]" office:value-type="float" office:value="-2.7820573199999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14.59207304" calcext:value-type="float">
            <text:p>-914.5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F506]-[.G506]-[.H506]" office:value-type="float" office:value="-0.0286866199999452" calcext:value-type="float">
            <text:p>-0.0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xygen Bridge</text:p>
          </table:table-cell>
          <table:table-cell office:value-type="float" office:value="-914.82140754" calcext:value-type="float">
            <text:p>-914.8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F507]-[.G507]-[.H507]" office:value-type="float" office:value="-0.258021119999995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7.37198757" calcext:value-type="float">
            <text:p>-917.3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F508]-[.G508]-[.H508]" office:value-type="float" office:value="-2.80860114999999" calcext:value-type="float">
            <text:p>-2.8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899.98824226" calcext:value-type="float">
            <text:p>-899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F509]-[.G509]-[.H509]" office:value-type="float" office:value="-2.63251073999999" calcext:value-type="float">
            <text:p>-2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0.03795146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F510]-[.G510]-[.H510]" office:value-type="float" office:value="-2.68221994000005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0.03614477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F511]-[.G511]-[.H511]" office:value-type="float" office:value="-2.68041324999997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0.04249689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F512]-[.G512]-[.H512]" office:value-type="float" office:value="-2.68676537000005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03795265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F513]-[.G513]-[.H513]" office:value-type="float" office:value="-2.68222112999997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0.03636441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F514]-[.G514]-[.H514]" office:value-type="float" office:value="-2.68063289000003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898.7289093" calcext:value-type="float">
            <text:p>-898.7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F515]-[.G515]-[.H515]" office:value-type="float" office:value="-1.37317778000006" calcext:value-type="float">
            <text:p>-1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0.65750489" calcext:value-type="float">
            <text:p>-900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F516]-[.G516]-[.H516]" office:value-type="float" office:value="-3.30177337000004" calcext:value-type="float">
            <text:p>-3.3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1.81422298" calcext:value-type="float">
            <text:p>-891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F517]-[.G517]-[.H517]" office:value-type="float" office:value="-1.19275162999995" calcext:value-type="float">
            <text:p>-1.1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2.54486921" calcext:value-type="float">
            <text:p>-892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F518]-[.G518]-[.H518]" office:value-type="float" office:value="-1.92339786" calcext:value-type="float">
            <text:p>-1.9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3.03280051" calcext:value-type="float">
            <text:p>-893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F519]-[.G519]-[.H519]" office:value-type="float" office:value="-2.41132916000002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93.27240619" calcext:value-type="float">
            <text:p>-893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F520]-[.G520]-[.H520]" office:value-type="float" office:value="-2.65093483999997" calcext:value-type="float">
            <text:p>-2.6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93.03138554" calcext:value-type="float">
            <text:p>-893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F521]-[.G521]-[.H521]" office:value-type="float" office:value="-2.40991418999997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1.83990209" calcext:value-type="float">
            <text:p>-891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F522]-[.G522]-[.H522]" office:value-type="float" office:value="-1.21843074000001" calcext:value-type="float">
            <text:p>-1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3.94674589" calcext:value-type="float">
            <text:p>-893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F523]-[.G523]-[.H523]" office:value-type="float" office:value="-3.32527453999999" calcext:value-type="float">
            <text:p>-3.3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893.27243514" calcext:value-type="float">
            <text:p>-893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F524]-[.G524]-[.H524]" office:value-type="float" office:value="-2.65096378999997" calcext:value-type="float">
            <text:p>-2.6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891.68888121" calcext:value-type="float">
            <text:p>-891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F525]-[.G525]-[.H525]" office:value-type="float" office:value="-1.06740985999998" calcext:value-type="float">
            <text:p>-1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5.47124188" calcext:value-type="float">
            <text:p>-885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F526]-[.G526]-[.H526]" office:value-type="float" office:value="-2.09974520999998" calcext:value-type="float">
            <text:p>-2.1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86.70922206" calcext:value-type="float">
            <text:p>-886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F527]-[.G527]-[.H527]" office:value-type="float" office:value="-3.33772539000001" calcext:value-type="float">
            <text:p>-3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85.4717925" calcext:value-type="float">
            <text:p>-885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F528]-[.G528]-[.H528]" office:value-type="float" office:value="-2.10029583" calcext:value-type="float">
            <text:p>-2.1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885.75913162" calcext:value-type="float">
            <text:p>-885.7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F529]-[.G529]-[.H529]" office:value-type="float" office:value="-2.38763494999995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885.7532695" calcext:value-type="float">
            <text:p>-885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F530]-[.G530]-[.H530]" office:value-type="float" office:value="-2.38177282999999" calcext:value-type="float">
            <text:p>-2.3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4.9409204" calcext:value-type="float">
            <text:p>-884.9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F531]-[.G531]-[.H531]" office:value-type="float" office:value="-1.56942372999999" calcext:value-type="float">
            <text:p>-1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3.66045185" calcext:value-type="float">
            <text:p>-903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F532]-[.G532]-[.H532]" office:value-type="float" office:value="-3.40202231999996" calcext:value-type="float">
            <text:p>-3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2.67995697" calcext:value-type="float">
            <text:p>-902.6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F533]-[.G533]-[.H533]" office:value-type="float" office:value="-2.42152744000003" calcext:value-type="float">
            <text:p>-2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2.00461728" calcext:value-type="float">
            <text:p>-902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F534]-[.G534]-[.H534]" office:value-type="float" office:value="-1.74618775000005" calcext:value-type="float">
            <text:p>-1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1.59727054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F535]-[.G535]-[.H535]" office:value-type="float" office:value="-1.33884100999995" calcext:value-type="float">
            <text:p>-1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0.8919994" calcext:value-type="float">
            <text:p>-900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F536]-[.G536]-[.H536]" office:value-type="float" office:value="-0.633569870000031" calcext:value-type="float">
            <text:p>-0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00.6130505" calcext:value-type="float">
            <text:p>-900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F537]-[.G537]-[.H537]" office:value-type="float" office:value="-0.354620969999985" calcext:value-type="float">
            <text:p>-0.3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02.66503081" calcext:value-type="float">
            <text:p>-902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F538]-[.G538]-[.H538]" office:value-type="float" office:value="-2.40660127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01.54377466" calcext:value-type="float">
            <text:p>-901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F539]-[.G539]-[.H539]" office:value-type="float" office:value="-1.28534513000005" calcext:value-type="float">
            <text:p>-1.2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2.59606138" calcext:value-type="float">
            <text:p>-902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F540]-[.G540]-[.H540]" office:value-type="float" office:value="-2.33763185000004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02.66350745" calcext:value-type="float">
            <text:p>-902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F541]-[.G541]-[.H541]" office:value-type="float" office:value="-2.40507792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8.08091362" calcext:value-type="float">
            <text:p>-898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F542]-[.G542]-[.H542]" office:value-type="float" office:value="-1.94632764000005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9.60685773" calcext:value-type="float">
            <text:p>-899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F543]-[.G543]-[.H543]" office:value-type="float" office:value="-3.47227175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8.00275089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F544]-[.G544]-[.H544]" office:value-type="float" office:value="-1.86816491000002" calcext:value-type="float">
            <text:p>-1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9.60415653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F545]-[.G545]-[.H545]" office:value-type="float" office:value="-3.46957054999996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899.57064811" calcext:value-type="float">
            <text:p>-899.5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F546]-[.G546]-[.H546]" office:value-type="float" office:value="-3.43606212999998" calcext:value-type="float">
            <text:p>-3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896.62367432" calcext:value-type="float">
            <text:p>-896.6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F547]-[.G547]-[.H547]" office:value-type="float" office:value="-0.489088339999967" calcext:value-type="float">
            <text:p>-0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office:value-type="float" office:value="-899.59735921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F548]-[.G548]-[.H548]" office:value-type="float" office:value="-3.46277323000004" calcext:value-type="float">
            <text:p>-3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office:value-type="float" office:value="-899.60377539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F549]-[.G549]-[.H549]" office:value-type="float" office:value="-3.46918941000001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899.60646974" calcext:value-type="float">
            <text:p>-899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F550]-[.G550]-[.H550]" office:value-type="float" office:value="-3.47188375999997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899.50181146" calcext:value-type="float">
            <text:p>-899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F551]-[.G551]-[.H551]" office:value-type="float" office:value="-3.36722548" calcext:value-type="float">
            <text:p>-3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0.67361359" calcext:value-type="float">
            <text:p>-890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52]-[.G552]-[.H552]" office:value-type="float" office:value="-0.630262709999947" calcext:value-type="float">
            <text:p>-0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2.4136586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53]-[.G553]-[.H553]" office:value-type="float" office:value="-2.37030781000004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2.4102922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54]-[.G554]-[.H554]" office:value-type="float" office:value="-2.36694141000003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92.40681894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55]-[.G555]-[.H555]" office:value-type="float" office:value="-2.36346806" calcext:value-type="float">
            <text:p>-2.3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92.41404883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56]-[.G556]-[.H556]" office:value-type="float" office:value="-2.37069794999996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92.4111850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57]-[.G557]-[.H557]" office:value-type="float" office:value="-2.36783421000001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890.64794369" calcext:value-type="float">
            <text:p>-890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58]-[.G558]-[.H558]" office:value-type="float" office:value="-0.604592810000035" calcext:value-type="float">
            <text:p>-0.6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892.41332285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59]-[.G559]-[.H559]" office:value-type="float" office:value="-2.36997196999999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-889.26721782" calcext:value-type="float">
            <text:p>-889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60]-[.G560]-[.H560]" office:value-type="float" office:value="0.776133059999957" calcext:value-type="float">
            <text:p>0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office:value-type="float" office:value="-890.64924466" calcext:value-type="float">
            <text:p>-890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61]-[.G561]-[.H561]" office:value-type="float" office:value="-0.605893780000024" calcext:value-type="float">
            <text:p>-0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890.61421869" calcext:value-type="float">
            <text:p>-890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62]-[.G562]-[.H562]" office:value-type="float" office:value="-0.570867810000031" calcext:value-type="float">
            <text:p>-0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892.41090593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F563]-[.G563]-[.H563]" office:value-type="float" office:value="-2.36755505000001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8.27916384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F564]-[.G564]-[.H564]" office:value-type="float" office:value="-2.69183203000003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8.25929555" calcext:value-type="float">
            <text:p>-908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F565]-[.G565]-[.H565]" office:value-type="float" office:value="-2.67196374000005" calcext:value-type="float">
            <text:p>-2.6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07.70259168" calcext:value-type="float">
            <text:p>-907.7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F566]-[.G566]-[.H566]" office:value-type="float" office:value="-2.11525986999996" calcext:value-type="float">
            <text:p>-2.1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8.27784702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F567]-[.G567]-[.H567]" office:value-type="float" office:value="-2.69051520999997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08.27935497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F568]-[.G568]-[.H568]" office:value-type="float" office:value="-2.69202315999999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08.25601841" calcext:value-type="float">
            <text:p>-908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F569]-[.G569]-[.H569]" office:value-type="float" office:value="-2.66868660000003" calcext:value-type="float">
            <text:p>-2.6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06.11000264" calcext:value-type="float">
            <text:p>-906.1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F570]-[.G570]-[.H570]" office:value-type="float" office:value="-0.522670829999953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09.31242244" calcext:value-type="float">
            <text:p>-909.3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F571]-[.G571]-[.H571]" office:value-type="float" office:value="-3.72509062999998" calcext:value-type="float">
            <text:p>-3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6.01036058" calcext:value-type="float">
            <text:p>-906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F572]-[.G572]-[.H572]" office:value-type="float" office:value="-0.423028770000002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7.72090728" calcext:value-type="float">
            <text:p>-907.7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F573]-[.G573]-[.H573]" office:value-type="float" office:value="-2.13357547000001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office:value-type="float" office:value="-907.52518786" calcext:value-type="float">
            <text:p>-907.5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F574]-[.G574]-[.H574]" office:value-type="float" office:value="-1.93785604999997" calcext:value-type="float">
            <text:p>-1.9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89.76850601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575]-[.G575]-[.H575]" office:value-type="float" office:value="-3.16768853000001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89.38279638" calcext:value-type="float">
            <text:p>-889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576]-[.G576]-[.H576]" office:value-type="float" office:value="-2.7819788999999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89.76919358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577]-[.G577]-[.H577]" office:value-type="float" office:value="-3.16837609999998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89.7668408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578]-[.G578]-[.H578]" office:value-type="float" office:value="-3.16602331999996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office:value-type="float" office:value="-889.37820886" calcext:value-type="float">
            <text:p>-889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579]-[.G579]-[.H579]" office:value-type="float" office:value="-2.77739137999998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6.86620726" calcext:value-type="float">
            <text:p>-886.8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580]-[.G580]-[.H580]" office:value-type="float" office:value="-0.265389780000014" calcext:value-type="float">
            <text:p>-0.2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7.0381109" calcext:value-type="float">
            <text:p>-887.0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581]-[.G581]-[.H581]" office:value-type="float" office:value="-0.437293419999996" calcext:value-type="float">
            <text:p>-0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888.09202596" calcext:value-type="float">
            <text:p>-888.0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582]-[.G582]-[.H582]" office:value-type="float" office:value="-1.49120848" calcext:value-type="float">
            <text:p>-1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889.65679472" calcext:value-type="float">
            <text:p>-889.66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F583]-[.G583]-[.H583]" office:value-type="float" office:value="-3.05597724" calcext:value-type="float">
            <text:p>-3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6.8362648" calcext:value-type="float">
            <text:p>-896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584]-[.G584]-[.H584]" office:value-type="float" office:value="-3.20801434999998" calcext:value-type="float">
            <text:p>-3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7.9982321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585]-[.G585]-[.H585]" office:value-type="float" office:value="-4.36998165" calcext:value-type="float">
            <text:p>-4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office:value-type="float" office:value="-896.59520673" calcext:value-type="float">
            <text:p>-896.6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586]-[.G586]-[.H586]" office:value-type="float" office:value="-2.96695627999998" calcext:value-type="float">
            <text:p>-2.9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5.71871294" calcext:value-type="float">
            <text:p>-895.7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587]-[.G587]-[.H587]" office:value-type="float" office:value="-2.09046249000005" calcext:value-type="float">
            <text:p>-2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6.60075266" calcext:value-type="float">
            <text:p>-896.6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588]-[.G588]-[.H588]" office:value-type="float" office:value="-2.97250221000002" calcext:value-type="float">
            <text:p>-2.9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6.84411639" calcext:value-type="float">
            <text:p>-896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589]-[.G589]-[.H589]" office:value-type="float" office:value="-3.21586593999996" calcext:value-type="float">
            <text:p>-3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896.8653023" calcext:value-type="float">
            <text:p>-896.8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590]-[.G590]-[.H590]" office:value-type="float" office:value="-3.23705185000006" calcext:value-type="float">
            <text:p>-3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Bridge</text:p>
          </table:table-cell>
          <table:table-cell office:value-type="float" office:value="-897.99600336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F591]-[.G591]-[.H591]" office:value-type="float" office:value="-4.36775291000004" calcext:value-type="float">
            <text:p>-4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12.82801726" calcext:value-type="float">
            <text:p>-912.8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592]-[.G592]-[.H592]" office:value-type="float" office:value="-2.44884766000003" calcext:value-type="float">
            <text:p>-2.4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13.66607481" calcext:value-type="float">
            <text:p>-913.6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593]-[.G593]-[.H593]" office:value-type="float" office:value="-3.28690521000006" calcext:value-type="float">
            <text:p>-3.2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float" office:value="-913.45502687" calcext:value-type="float">
            <text:p>-913.46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594]-[.G594]-[.H594]" office:value-type="float" office:value="-3.07585726999999" calcext:value-type="float">
            <text:p>-3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13.38530014" calcext:value-type="float">
            <text:p>-913.3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595]-[.G595]-[.H595]" office:value-type="float" office:value="-3.00613054000003" calcext:value-type="float">
            <text:p>-3.0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12.79039195" calcext:value-type="float">
            <text:p>-912.7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596]-[.G596]-[.H596]" office:value-type="float" office:value="-2.41122234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</text:p>
          </table:table-cell>
          <table:table-cell office:value-type="float" office:value="-912.83744791" calcext:value-type="float">
            <text:p>-912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597]-[.G597]-[.H597]" office:value-type="float" office:value="-2.45827831000004" calcext:value-type="float">
            <text:p>-2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10.82365305" calcext:value-type="float">
            <text:p>-910.8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598]-[.G598]-[.H598]" office:value-type="float" office:value="-0.444483449999964" calcext:value-type="float">
            <text:p>-0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-913.37802766" calcext:value-type="float">
            <text:p>-913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599]-[.G599]-[.H599]" office:value-type="float" office:value="-2.99885806000005" calcext:value-type="float">
            <text:p>-3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office:value-type="float" office:value="-910.44015197" calcext:value-type="float">
            <text:p>-910.4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600]-[.G600]-[.H600]" office:value-type="float" office:value="-0.0609823699999907" calcext:value-type="float">
            <text:p>-0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Bridge</text:p>
          </table:table-cell>
          <table:table-cell office:value-type="float" office:value="-910.92830759" calcext:value-type="float">
            <text:p>-910.9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601]-[.G601]-[.H601]" office:value-type="float" office:value="-0.549137990000034" calcext:value-type="float">
            <text:p>-0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4.83711834" calcext:value-type="float">
            <text:p>-914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F602]-[.G602]-[.H602]" office:value-type="float" office:value="-4.45794873999996" calcext:value-type="float">
            <text:p>-4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0:42:44.341301761</meta:creation-date>
    <dc:date>2025-03-24T16:24:18.404112181</dc:date>
    <meta:editing-duration>PT11M4S</meta:editing-duration>
    <meta:editing-cycles>5</meta:editing-cycles>
    <meta:generator>LibreOffice/7.3.7.2$Linux_X86_64 LibreOffice_project/30$Build-2</meta:generator>
    <meta:document-statistic meta:table-count="1" meta:cell-count="5418" meta:object-count="0"/>
  </office:meta>
</office:document-meta>
</file>